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1.1583in"/>
    </style:style>
    <style:style style:name="co5" style:family="table-column">
      <style:table-column-properties fo:break-before="auto" style:column-width="1.17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 style:vertical-align="middle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cccccc" fo:border="0.74pt solid #000000" style:vertical-align="middl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in"/>
    </style:style>
    <style:style style:name="ce11" style:family="table-cell" style:parent-style-name="Default" style:data-style-name="N13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 style:data-style-name="N138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13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 style:data-style-name="N139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table table:name="Round_by_Round" table:style-name="ta1">
        <table:table-column table:style-name="co1" table:number-columns-repeated="2" table:default-cell-style-name="ce4"/>
        <table:table-column table:style-name="co2" table:default-cell-style-name="ce7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5"/>
        </table:table-row>
        <table:table-row table:style-name="ro1">
          <table:table-cell table:style-name="ce3" office:value-type="string" calcext:value-type="string" table:number-columns-spanned="3" table:number-rows-spanned="1">
            <text:p>Round Wild</text:p>
          </table:table-cell>
          <table:covered-table-cell table:number-columns-repeated="2" table:style-name="ce5"/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Belkros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5"/>
        </table:table-row>
        <table:table-row table:style-name="ro1">
          <table:table-cell table:style-name="ce3" office:value-type="string" calcext:value-type="string" table:number-columns-spanned="3" table:number-rows-spanned="1">
            <text:p>Round 1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AngelR</text:p>
          </table:table-cell>
          <table:table-cell table:style-name="ce5"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hanchilaru</text:p>
          </table:table-cell>
          <table:table-cell table:style-name="ce6" office:value-type="string" calcext:value-type="string">
            <text:p>__oladushek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PL_Hitor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leonovoo</text:p>
          </table:table-cell>
          <table:table-cell table:style-name="ce6" office:value-type="string" calcext:value-type="string">
            <text:p>kiritastrich 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-FORCE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axymczech</text:p>
          </table:table-cell>
          <table:table-cell table:style-name="ce6" office:value-type="string" calcext:value-type="string">
            <text:p>Jskillz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he Otter One</text:p>
          </table:table-cell>
          <table:table-cell table:style-name="ce6" office:value-type="string" calcext:value-type="string">
            <text:p>JagWarrio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Empire</text:p>
          </table:table-cell>
          <table:table-cell table:style-name="ce6" office:value-type="string" calcext:value-type="string">
            <text:p>Flying Mous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idzu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hipmunk</text:p>
          </table:table-cell>
          <table:table-cell table:style-name="ce6" office:value-type="string" calcext:value-type="string">
            <text:p>benderandchill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Johnny Walr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jeomar</text:p>
          </table:table-cell>
          <table:table-cell table:style-name="ce6" office:value-type="string" calcext:value-type="string">
            <text:p>Banana Philosoph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string" calcext:value-type="string">
            <text:p>Ezioauditore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forteraiger</text:p>
          </table:table-cell>
          <table:table-cell table:style-name="ce6" office:value-type="string" calcext:value-type="string">
            <text:p>KorDimo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string" calcext:value-type="string">
            <text:p>thenagraj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5"/>
        </table:table-row>
        <table:table-row table:style-name="ro1">
          <table:table-cell table:style-name="ce3" office:value-type="string" calcext:value-type="string" table:number-columns-spanned="3" table:number-rows-spanned="1">
            <text:p>Round 2</text:p>
          </table:table-cell>
          <table:covered-table-cell table:number-columns-repeated="2" table:style-name="ce5"/>
        </table:table-row>
        <table:table-row table:style-name="ro1">
          <table:table-cell office:value-type="string" calcext:value-type="string">
            <text:p>AngelR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wisenatic</text:p>
          </table:table-cell>
          <table:table-cell table:style-name="ce6" office:value-type="string" calcext:value-type="string">
            <text:p>e1sTe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PL_Hitorek</text:p>
          </table:table-cell>
          <table:table-cell table:style-name="ce6" office:value-type="string" calcext:value-type="string">
            <text:p>Bo-FORC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ydur</text:p>
          </table:table-cell>
          <table:table-cell table:style-name="ce6" office:value-type="string" calcext:value-type="string">
            <text:p>Qeets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LoreDek</text:p>
          </table:table-cell>
          <table:table-cell table:style-name="ce6" office:value-type="string" calcext:value-type="string">
            <text:p>xRavy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string" calcext:value-type="string">
            <text:p>Emp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etalmania</text:p>
          </table:table-cell>
          <table:table-cell table:style-name="ce6" office:value-type="string" calcext:value-type="string">
            <text:p>Alexand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idzumi</text:p>
          </table:table-cell>
          <table:table-cell table:style-name="ce6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ajeom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Johnny Walrus</text:p>
          </table:table-cell>
          <table:table-cell table:style-name="ce6" office:value-type="string" calcext:value-type="string">
            <text:p>PlushWerewolf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string" calcext:value-type="string">
            <text:p>fortera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Ezioauditore0109</text:p>
          </table:table-cell>
          <table:table-cell table:style-name="ce6" office:value-type="string" calcext:value-type="string">
            <text:p>Mokot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string" calcext:value-type="string">
            <text:p>thenagraj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3" table:default-cell-style-name="ce9"/>
        <table:table-column table:style-name="co2" table:number-columns-repeated="2" table:default-cell-style-name="ce11"/>
        <table:table-column table:style-name="co4" table:default-cell-style-name="ce13"/>
        <table:table-column table:style-name="co5" table:number-columns-repeated="2" table:default-cell-style-name="ce11"/>
        <table:table-column table:style-name="co2" table:default-cell-style-name="ce11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2" table:number-rows-spanned="1">
            <text:p>Game Rate</text:p>
          </table:table-cell>
          <table:covered-table-cell table:style-name="ce1"/>
          <table:table-cell table:style-name="ce1" office:value-type="string" calcext:value-type="string">
            <text:p>Behavior Factor</text:p>
          </table:table-cell>
          <table:table-cell table:style-name="ce1" office:value-type="string" calcext:value-type="string">
            <text:p>Tournament Elo</text:p>
          </table:table-cell>
          <table:table-cell table:style-name="ce1" office:value-type="string" calcext:value-type="string">
            <text:p>Ranked Elo</text:p>
          </table:table-cell>
          <table:table-cell table:style-name="ce1" office:value-type="string" calcext:value-type="string">
            <text:p>Final Elo</text:p>
          </table:table-cell>
        </table:table-row>
        <table:table-row table:style-name="ro1">
          <table:covered-table-cell table:style-name="ce1"/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Ranked</text:p>
          </table:table-cell>
          <table:table-cell table:style-name="ce1" office:value-type="string" calcext:value-type="string">
            <text:p>Tournament %</text:p>
          </table:table-cell>
          <table:table-cell table:style-name="ce1" office:value-type="string" calcext:value-type="string">
            <text:p>Historical</text:p>
          </table:table-cell>
          <table:table-cell table:style-name="ce1" office:value-type="string" calcext:value-type="string">
            <text:p>Point 3/4</text:p>
          </table:table-cell>
          <table:table-cell table:style-name="ce1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4.33333333333333" calcext:value-type="float">
            <text:p>4.3</text:p>
          </table:table-cell>
          <table:table-cell office:value-type="float" office:value="164.5" calcext:value-type="float">
            <text:p>164.5</text:p>
          </table:table-cell>
          <table:table-cell office:value-type="percentage" office:value="0.0000157299102627739" calcext:value-type="percentage">
            <text:p>0.0%</text:p>
          </table:table-cell>
          <table:table-cell office:value-type="float" office:value="2173.0688107609" calcext:value-type="float">
            <text:p>2173.1</text:p>
          </table:table-cell>
          <table:table-cell office:value-type="float" office:value="2392.03479881339" calcext:value-type="float">
            <text:p>2392.0</text:p>
          </table:table-cell>
          <table:table-cell office:value-type="float" office:value="2392.03135449805" calcext:value-type="float">
            <text:p>2392.0</text:p>
          </table:table-cell>
        </table:table-row>
        <table:table-row table:style-name="ro1">
          <table:table-cell table:style-name="ce10" office:value-type="string" calcext:value-type="string">
            <text:p>wisenatic</text:p>
          </table:table-cell>
          <table:table-cell table:style-name="ce12" office:value-type="float" office:value="7.93333333333333" calcext:value-type="float">
            <text:p>7.9</text:p>
          </table:table-cell>
          <table:table-cell table:style-name="ce12" office:value-type="float" office:value="206.555555555556" calcext:value-type="float">
            <text:p>206.6</text:p>
          </table:table-cell>
          <table:table-cell table:style-name="ce14" office:value-type="percentage" office:value="0.000142059374544867" calcext:value-type="percentage">
            <text:p>0.0%</text:p>
          </table:table-cell>
          <table:table-cell table:style-name="ce12" office:value-type="float" office:value="2148.41082731013" calcext:value-type="float">
            <text:p>2148.4</text:p>
          </table:table-cell>
          <table:table-cell table:style-name="ce12" office:value-type="float" office:value="2357.02103849945" calcext:value-type="float">
            <text:p>2357.0</text:p>
          </table:table-cell>
          <table:table-cell table:style-name="ce12" office:value-type="float" office:value="2356.99140346332" calcext:value-type="float">
            <text:p>2357.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7.8" calcext:value-type="float">
            <text:p>7.8</text:p>
          </table:table-cell>
          <table:table-cell office:value-type="float" office:value="166.222222222222" calcext:value-type="float">
            <text:p>166.2</text:p>
          </table:table-cell>
          <table:table-cell office:value-type="percentage" office:value="0.000409774410509767" calcext:value-type="percentage">
            <text:p>0.0%</text:p>
          </table:table-cell>
          <table:table-cell office:value-type="float" office:value="2173.97557142826" calcext:value-type="float">
            <text:p>2174.0</text:p>
          </table:table-cell>
          <table:table-cell office:value-type="float" office:value="2218.47499209485" calcext:value-type="float">
            <text:p>2218.5</text:p>
          </table:table-cell>
          <table:table-cell office:value-type="float" office:value="2218.45675737098" calcext:value-type="float">
            <text:p>2218.5</text:p>
          </table:table-cell>
        </table:table-row>
        <table:table-row table:style-name="ro1">
          <table:table-cell table:style-name="ce10" office:value-type="string" calcext:value-type="string">
            <text:p>e1sTea</text:p>
          </table:table-cell>
          <table:table-cell table:style-name="ce12" office:value-type="float" office:value="7.7" calcext:value-type="float">
            <text:p>7.7</text:p>
          </table:table-cell>
          <table:table-cell table:style-name="ce12" office:value-type="float" office:value="28.5555555555556" calcext:value-type="float">
            <text:p>28.6</text:p>
          </table:table-cell>
          <table:table-cell table:style-name="ce14" office:value-type="percentage" office:value="0.191262256991466" calcext:value-type="percentage">
            <text:p>19.1%</text:p>
          </table:table-cell>
          <table:table-cell table:style-name="ce12" office:value-type="float" office:value="2140.40016108643" calcext:value-type="float">
            <text:p>2140.4</text:p>
          </table:table-cell>
          <table:table-cell table:style-name="ce12" office:value-type="float" office:value="2101.19709210284" calcext:value-type="float">
            <text:p>2101.2</text:p>
          </table:table-cell>
          <table:table-cell table:style-name="ce12" office:value-type="float" office:value="2108.69515955763" calcext:value-type="float">
            <text:p>2108.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8.30769230769231" calcext:value-type="float">
            <text:p>8.3</text:p>
          </table:table-cell>
          <table:table-cell office:value-type="float" office:value="17.4444444444444" calcext:value-type="float">
            <text:p>17.4</text:p>
          </table:table-cell>
          <table:table-cell office:value-type="percentage" office:value="0.472550076135951" calcext:value-type="percentage">
            <text:p>47.3%</text:p>
          </table:table-cell>
          <table:table-cell office:value-type="float" office:value="2059.88075610051" calcext:value-type="float">
            <text:p>2059.9</text:p>
          </table:table-cell>
          <table:table-cell office:value-type="float" office:value="2099.3664294562" calcext:value-type="float">
            <text:p>2099.4</text:p>
          </table:table-cell>
          <table:table-cell office:value-type="float" office:value="2080.70747150569" calcext:value-type="float">
            <text:p>2080.7</text:p>
          </table:table-cell>
        </table:table-row>
        <table:table-row table:style-name="ro1">
          <table:table-cell table:style-name="ce10" office:value-type="string" calcext:value-type="string">
            <text:p>PL_Hitorek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63.666666666667" calcext:value-type="float">
            <text:p>163.7</text:p>
          </table:table-cell>
          <table:table-cell table:style-name="ce14" office:value-type="percentage" office:value="0.00116201983388092" calcext:value-type="percentage">
            <text:p>0.1%</text:p>
          </table:table-cell>
          <table:table-cell table:number-columns-repeated="3" table:style-name="ce12" office:value-type="float" office:value="1960.10243681951" calcext:value-type="float">
            <text:p>1960.1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.0</text:p>
          </table:table-cell>
          <table:table-cell office:value-type="percentage" office:value="0.392789888068126" calcext:value-type="percentage">
            <text:p>39.3%</text:p>
          </table:table-cell>
          <table:table-cell office:value-type="float" office:value="1808.41921358396" calcext:value-type="float">
            <text:p>1808.4</text:p>
          </table:table-cell>
          <table:table-cell office:value-type="float" office:value="1966.4912996458" calcext:value-type="float">
            <text:p>1966.5</text:p>
          </table:table-cell>
          <table:table-cell office:value-type="float" office:value="1904.40218265487" calcext:value-type="float">
            <text:p>1904.4</text:p>
          </table:table-cell>
        </table:table-row>
        <table:table-row table:style-name="ro1">
          <table:table-cell table:style-name="ce10" office:value-type="string" calcext:value-type="string">
            <text:p>Bo-FORCE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4" office:value-type="percentage" office:value="0" calcext:value-type="percentage">
            <text:p>0.0%</text:p>
          </table:table-cell>
          <table:table-cell table:number-columns-repeated="3" table:style-name="ce12" office:value-type="float" office:value="1887.13722466342" calcext:value-type="float">
            <text:p>1887.1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3" calcext:value-type="float">
            <text:p>3.0</text:p>
          </table:table-cell>
          <table:table-cell office:value-type="float" office:value="586" calcext:value-type="float">
            <text:p>586.0</text:p>
          </table:table-cell>
          <table:table-cell office:value-type="percentage" office:value="0.0000000000460730897877681" calcext:value-type="percentage">
            <text:p>0.0%</text:p>
          </table:table-cell>
          <table:table-cell office:value-type="float" office:value="1763.40648490783" calcext:value-type="float">
            <text:p>1763.4</text:p>
          </table:table-cell>
          <table:table-cell office:value-type="float" office:value="1867.88870084245" calcext:value-type="float">
            <text:p>1867.9</text:p>
          </table:table-cell>
          <table:table-cell office:value-type="float" office:value="1867.88870083764" calcext:value-type="float">
            <text:p>1867.9</text:p>
          </table:table-cell>
        </table:table-row>
        <table:table-row table:style-name="ro1">
          <table:table-cell table:style-name="ce10" office:value-type="string" calcext:value-type="string">
            <text:p>Hydur</text:p>
          </table:table-cell>
          <table:table-cell table:style-name="ce12" office:value-type="float" office:value="7.93333333333333" calcext:value-type="float">
            <text:p>7.9</text:p>
          </table:table-cell>
          <table:table-cell table:style-name="ce12" office:value-type="float" office:value="14.6666666666667" calcext:value-type="float">
            <text:p>14.7</text:p>
          </table:table-cell>
          <table:table-cell table:style-name="ce14" office:value-type="percentage" office:value="0.544278331149522" calcext:value-type="percentage">
            <text:p>54.4%</text:p>
          </table:table-cell>
          <table:table-cell table:style-name="ce12" office:value-type="float" office:value="1869.18823427508" calcext:value-type="float">
            <text:p>1869.2</text:p>
          </table:table-cell>
          <table:table-cell table:style-name="ce12" office:value-type="float" office:value="1787.49100013437" calcext:value-type="float">
            <text:p>1787.5</text:p>
          </table:table-cell>
          <table:table-cell table:style-name="ce12" office:value-type="float" office:value="1831.957034392" calcext:value-type="float">
            <text:p>1832.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7.375" calcext:value-type="float">
            <text:p>7.4</text:p>
          </table:table-cell>
          <table:table-cell office:value-type="float" office:value="236" calcext:value-type="float">
            <text:p>236.0</text:p>
          </table:table-cell>
          <table:table-cell office:value-type="percentage" office:value="0.0000440851710191148" calcext:value-type="percentage">
            <text:p>0.0%</text:p>
          </table:table-cell>
          <table:table-cell office:value-type="float" office:value="1723.85113637681" calcext:value-type="float">
            <text:p>1723.9</text:p>
          </table:table-cell>
          <table:table-cell office:value-type="float" office:value="1813.70409137624" calcext:value-type="float">
            <text:p>1813.7</text:p>
          </table:table-cell>
          <table:table-cell office:value-type="float" office:value="1813.70013019336" calcext:value-type="float">
            <text:p>1813.7</text:p>
          </table:table-cell>
        </table:table-row>
        <table:table-row table:style-name="ro1">
          <table:table-cell table:style-name="ce10" office:value-type="string" calcext:value-type="string">
            <text:p>Qeetsa</text:p>
          </table:table-cell>
          <table:table-cell table:style-name="ce12" office:value-type="float" office:value="7" calcext:value-type="float">
            <text:p>7.0</text:p>
          </table:table-cell>
          <table:table-cell table:style-name="ce12" office:value-type="float" office:value="100.5" calcext:value-type="float">
            <text:p>100.5</text:p>
          </table:table-cell>
          <table:table-cell table:style-name="ce14" office:value-type="percentage" office:value="0.00265535622854718" calcext:value-type="percentage">
            <text:p>0.3%</text:p>
          </table:table-cell>
          <table:table-cell table:style-name="ce12" office:value-type="float" office:value="1656.2802424968" calcext:value-type="float">
            <text:p>1656.3</text:p>
          </table:table-cell>
          <table:table-cell table:style-name="ce12" office:value-type="float" office:value="1808.48682624836" calcext:value-type="float">
            <text:p>1808.5</text:p>
          </table:table-cell>
          <table:table-cell table:style-name="ce12" office:value-type="float" office:value="1808.08266354817" calcext:value-type="float">
            <text:p>1808.1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7" calcext:value-type="float">
            <text:p>7.0</text:p>
          </table:table-cell>
          <table:table-cell office:value-type="float" office:value="45.3333333333333" calcext:value-type="float">
            <text:p>45.3</text:p>
          </table:table-cell>
          <table:table-cell office:value-type="percentage" office:value="0.0482884665481423" calcext:value-type="percentage">
            <text:p>4.8%</text:p>
          </table:table-cell>
          <table:table-cell office:value-type="float" office:value="1658.7772919753" calcext:value-type="float">
            <text:p>1658.8</text:p>
          </table:table-cell>
          <table:table-cell office:value-type="float" office:value="1778.41602415559" calcext:value-type="float">
            <text:p>1778.4</text:p>
          </table:table-cell>
          <table:table-cell office:value-type="float" office:value="1772.63885323884" calcext:value-type="float">
            <text:p>1772.6</text:p>
          </table:table-cell>
        </table:table-row>
        <table:table-row table:style-name="ro1">
          <table:table-cell table:style-name="ce10" office:value-type="string" calcext:value-type="string">
            <text:p>LoreDek</text:p>
          </table:table-cell>
          <table:table-cell table:style-name="ce12" office:value-type="float" office:value="7.25" calcext:value-type="float">
            <text:p>7.3</text:p>
          </table:table-cell>
          <table:table-cell table:style-name="ce12" office:value-type="float" office:value="12.5555555555556" calcext:value-type="float">
            <text:p>12.6</text:p>
          </table:table-cell>
          <table:table-cell table:style-name="ce14" office:value-type="percentage" office:value="0.580677158787632" calcext:value-type="percentage">
            <text:p>58.1%</text:p>
          </table:table-cell>
          <table:table-cell table:style-name="ce12" office:value-type="float" office:value="1760.39949353137" calcext:value-type="float">
            <text:p>1760.4</text:p>
          </table:table-cell>
          <table:table-cell table:style-name="ce12" office:value-type="float" office:value="1748.79587247487" calcext:value-type="float">
            <text:p>1748.8</text:p>
          </table:table-cell>
          <table:table-cell table:style-name="ce12" office:value-type="float" office:value="1755.53383018161" calcext:value-type="float">
            <text:p>1755.5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7.84615384615385" calcext:value-type="float">
            <text:p>7.8</text:p>
          </table:table-cell>
          <table:table-cell office:value-type="float" office:value="28.5" calcext:value-type="float">
            <text:p>28.5</text:p>
          </table:table-cell>
          <table:table-cell office:value-type="percentage" office:value="0.199360257997406" calcext:value-type="percentage">
            <text:p>19.9%</text:p>
          </table:table-cell>
          <table:table-cell office:value-type="float" office:value="1699.21195075187" calcext:value-type="float">
            <text:p>1699.2</text:p>
          </table:table-cell>
          <table:table-cell office:value-type="float" office:value="1688.71125207697" calcext:value-type="float">
            <text:p>1688.7</text:p>
          </table:table-cell>
          <table:table-cell office:value-type="float" office:value="1690.80467407395" calcext:value-type="float">
            <text:p>1690.8</text:p>
          </table:table-cell>
        </table:table-row>
        <table:table-row table:style-name="ro1">
          <table:table-cell table:style-name="ce10" office:value-type="string" calcext:value-type="string">
            <text:p>xRavyn</text:p>
          </table:table-cell>
          <table:table-cell table:style-name="ce12" office:value-type="float" office:value="7.28571428571429" calcext:value-type="float">
            <text:p>7.3</text:p>
          </table:table-cell>
          <table:table-cell table:style-name="ce12" office:value-type="float" office:value="99.125" calcext:value-type="float">
            <text:p>99.1</text:p>
          </table:table-cell>
          <table:table-cell table:style-name="ce14" office:value-type="percentage" office:value="0.00334899164563968" calcext:value-type="percentage">
            <text:p>0.3%</text:p>
          </table:table-cell>
          <table:table-cell table:style-name="ce12" office:value-type="float" office:value="1676.59869161219" calcext:value-type="float">
            <text:p>1676.6</text:p>
          </table:table-cell>
          <table:table-cell table:style-name="ce12" office:value-type="float" office:value="1683.57372131067" calcext:value-type="float">
            <text:p>1683.6</text:p>
          </table:table-cell>
          <table:table-cell table:style-name="ce12" office:value-type="float" office:value="1683.55036199448" calcext:value-type="float">
            <text:p>1683.6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%</text:p>
          </table:table-cell>
          <table:table-cell table:number-columns-repeated="3" office:value-type="float" office:value="1662.58887214309" calcext:value-type="float">
            <text:p>1662.6</text:p>
          </table:table-cell>
        </table:table-row>
        <table:table-row table:style-name="ro1">
          <table:table-cell table:style-name="ce10" office:value-type="string" calcext:value-type="string">
            <text:p>Metalmania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6.33333333333333" calcext:value-type="float">
            <text:p>6.3</text:p>
          </table:table-cell>
          <table:table-cell table:style-name="ce14" office:value-type="percentage" office:value="0.888647759707386" calcext:value-type="percentage">
            <text:p>88.9%</text:p>
          </table:table-cell>
          <table:table-cell table:style-name="ce12" office:value-type="float" office:value="1600.98307398323" calcext:value-type="float">
            <text:p>1601.0</text:p>
          </table:table-cell>
          <table:table-cell table:style-name="ce12" office:value-type="float" office:value="1830.49813031705" calcext:value-type="float">
            <text:p>1830.5</text:p>
          </table:table-cell>
          <table:table-cell table:style-name="ce12" office:value-type="float" office:value="1626.54008968689" calcext:value-type="float">
            <text:p>1626.5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7.5" calcext:value-type="float">
            <text:p>7.5</text:p>
          </table:table-cell>
          <table:table-cell office:value-type="float" office:value="6.33333333333333" calcext:value-type="float">
            <text:p>6.3</text:p>
          </table:table-cell>
          <table:table-cell office:value-type="percentage" office:value="0.888647759707386" calcext:value-type="percentage">
            <text:p>88.9%</text:p>
          </table:table-cell>
          <table:table-cell office:value-type="float" office:value="1600.98307398323" calcext:value-type="float">
            <text:p>1601.0</text:p>
          </table:table-cell>
          <table:table-cell office:value-type="float" office:value="1830.49813031705" calcext:value-type="float">
            <text:p>1830.5</text:p>
          </table:table-cell>
          <table:table-cell office:value-type="float" office:value="1626.54008968689" calcext:value-type="float">
            <text:p>1626.5</text:p>
          </table:table-cell>
        </table:table-row>
        <table:table-row table:style-name="ro1">
          <table:table-cell table:style-name="ce10" office:value-type="string" calcext:value-type="string">
            <text:p>Alexander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72.428571428571" calcext:value-type="float">
            <text:p>172.4</text:p>
          </table:table-cell>
          <table:table-cell table:style-name="ce14" office:value-type="percentage" office:value="0.000525684341992072" calcext:value-type="percentage">
            <text:p>0.1%</text:p>
          </table:table-cell>
          <table:table-cell table:style-name="ce12" office:value-type="float" office:value="1578.86076786992" calcext:value-type="float">
            <text:p>1578.9</text:p>
          </table:table-cell>
          <table:table-cell table:style-name="ce12" office:value-type="float" office:value="1600.5756622895" calcext:value-type="float">
            <text:p>1600.6</text:p>
          </table:table-cell>
          <table:table-cell table:style-name="ce12" office:value-type="float" office:value="1600.56424710951" calcext:value-type="float">
            <text:p>1600.6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7.4" calcext:value-type="float">
            <text:p>7.4</text:p>
          </table:table-cell>
          <table:table-cell office:value-type="float" office:value="6.22222222222222" calcext:value-type="float">
            <text:p>6.2</text:p>
          </table:table-cell>
          <table:table-cell office:value-type="percentage" office:value="0.889790766925964" calcext:value-type="percentage">
            <text:p>89.0%</text:p>
          </table:table-cell>
          <table:table-cell office:value-type="float" office:value="1519.21589933853" calcext:value-type="float">
            <text:p>1519.2</text:p>
          </table:table-cell>
          <table:table-cell office:value-type="float" office:value="1587.8651010454" calcext:value-type="float">
            <text:p>1587.9</text:p>
          </table:table-cell>
          <table:table-cell office:value-type="float" office:value="1526.78167520979" calcext:value-type="float">
            <text:p>1526.8</text:p>
          </table:table-cell>
        </table:table-row>
        <table:table-row table:style-name="ro1">
          <table:table-cell table:style-name="ce10" office:value-type="string" calcext:value-type="string">
            <text:p>Midzumi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4" office:value-type="percentage" office:value="0" calcext:value-type="percentage">
            <text:p>0.0%</text:p>
          </table:table-cell>
          <table:table-cell table:number-columns-repeated="3" table:style-name="ce12" office:value-type="float" office:value="1522.44764323742" calcext:value-type="float">
            <text:p>1522.4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7.6" calcext:value-type="float">
            <text:p>7.6</text:p>
          </table:table-cell>
          <table:table-cell office:value-type="float" office:value="5.66666666666667" calcext:value-type="float">
            <text:p>5.7</text:p>
          </table:table-cell>
          <table:table-cell office:value-type="percentage" office:value="0.918551856468191" calcext:value-type="percentage">
            <text:p>91.9%</text:p>
          </table:table-cell>
          <table:table-cell office:value-type="float" office:value="1522.76916955182" calcext:value-type="float">
            <text:p>1522.8</text:p>
          </table:table-cell>
          <table:table-cell office:value-type="float" office:value="1490.5020458412" calcext:value-type="float">
            <text:p>1490.5</text:p>
          </table:table-cell>
          <table:table-cell office:value-type="float" office:value="1520.14107222848" calcext:value-type="float">
            <text:p>1520.1</text:p>
          </table:table-cell>
        </table:table-row>
        <table:table-row table:style-name="ro1">
          <table:table-cell table:style-name="ce10" office:value-type="string" calcext:value-type="string">
            <text:p>Pl0tterGhost</text:p>
          </table:table-cell>
          <table:table-cell table:style-name="ce12" office:value-type="float" office:value="7.76923076923077" calcext:value-type="float">
            <text:p>7.8</text:p>
          </table:table-cell>
          <table:table-cell table:style-name="ce12" office:value-type="float" office:value="7.92857142857143" calcext:value-type="float">
            <text:p>7.9</text:p>
          </table:table-cell>
          <table:table-cell table:style-name="ce14" office:value-type="percentage" office:value="0.829336661559027" calcext:value-type="percentage">
            <text:p>82.9%</text:p>
          </table:table-cell>
          <table:table-cell table:style-name="ce12" office:value-type="float" office:value="1502.90979395099" calcext:value-type="float">
            <text:p>1502.9</text:p>
          </table:table-cell>
          <table:table-cell table:style-name="ce12" office:value-type="float" office:value="1596.90443146707" calcext:value-type="float">
            <text:p>1596.9</text:p>
          </table:table-cell>
          <table:table-cell table:style-name="ce12" office:value-type="float" office:value="1518.95123258504" calcext:value-type="float">
            <text:p>1519.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8.25" calcext:value-type="float">
            <text:p>8.3</text:p>
          </table:table-cell>
          <table:table-cell office:value-type="float" office:value="454.2" calcext:value-type="float">
            <text:p>454.2</text:p>
          </table:table-cell>
          <table:table-cell office:value-type="percentage" office:value="0.00000137695809065974" calcext:value-type="percentage">
            <text:p>0.0%</text:p>
          </table:table-cell>
          <table:table-cell office:value-type="float" office:value="1516.49848812316" calcext:value-type="float">
            <text:p>1516.5</text:p>
          </table:table-cell>
          <table:table-cell office:value-type="float" office:value="1473.97050300151" calcext:value-type="float">
            <text:p>1474.0</text:p>
          </table:table-cell>
          <table:table-cell office:value-type="float" office:value="1473.97056156076" calcext:value-type="float">
            <text:p>1474.0</text:p>
          </table:table-cell>
        </table:table-row>
        <table:table-row table:style-name="ro1">
          <table:table-cell table:style-name="ce10" office:value-type="string" calcext:value-type="string">
            <text:p>Johnny Walrus</text:p>
          </table:table-cell>
          <table:table-cell table:style-name="ce12" office:value-type="float" office:value="7" calcext:value-type="float">
            <text:p>7.0</text:p>
          </table:table-cell>
          <table:table-cell table:style-name="ce12" office:value-type="float" office:value="0" calcext:value-type="float">
            <text:p>0.0</text:p>
          </table:table-cell>
          <table:table-cell table:style-name="ce14" office:value-type="percentage" office:value="1" calcext:value-type="percentage">
            <text:p>100.0%</text:p>
          </table:table-cell>
          <table:table-cell table:style-name="ce12" office:value-type="float" office:value="1472.94911885197" calcext:value-type="float">
            <text:p>1472.9</text:p>
          </table:table-cell>
          <table:table-cell table:style-name="ce12" office:value-type="float" office:value="1520.25645488107" calcext:value-type="float">
            <text:p>1520.3</text:p>
          </table:table-cell>
          <table:table-cell table:style-name="ce12" office:value-type="float" office:value="1472.94911885197" calcext:value-type="float">
            <text:p>1472.9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%</text:p>
          </table:table-cell>
          <table:table-cell table:number-columns-repeated="3" office:value-type="float" office:value="1431.13302669731" calcext:value-type="float">
            <text:p>1431.1</text:p>
          </table:table-cell>
        </table:table-row>
        <table:table-row table:style-name="ro1">
          <table:table-cell table:style-name="ce10" office:value-type="string" calcext:value-type="string">
            <text:p>PlushWerewolf</text:p>
          </table:table-cell>
          <table:table-cell table:style-name="ce12" office:value-type="float" office:value="7.66666666666667" calcext:value-type="float">
            <text:p>7.7</text:p>
          </table:table-cell>
          <table:table-cell table:style-name="ce12" office:value-type="float" office:value="34.8571428571429" calcext:value-type="float">
            <text:p>34.9</text:p>
          </table:table-cell>
          <table:table-cell table:style-name="ce14" office:value-type="percentage" office:value="0.122741027727472" calcext:value-type="percentage">
            <text:p>12.3%</text:p>
          </table:table-cell>
          <table:table-cell table:style-name="ce12" office:value-type="float" office:value="1307.09183804207" calcext:value-type="float">
            <text:p>1307.1</text:p>
          </table:table-cell>
          <table:table-cell table:style-name="ce12" office:value-type="float" office:value="1359.42760105744" calcext:value-type="float">
            <text:p>1359.4</text:p>
          </table:table-cell>
          <table:table-cell table:style-name="ce12" office:value-type="float" office:value="1353.00385571803" calcext:value-type="float">
            <text:p>1353.0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%</text:p>
          </table:table-cell>
          <table:table-cell table:number-columns-repeated="3" office:value-type="float" office:value="1302.12469734719" calcext:value-type="float">
            <text:p>1302.1</text:p>
          </table:table-cell>
        </table:table-row>
        <table:table-row table:style-name="ro1">
          <table:table-cell table:style-name="ce10" office:value-type="string" calcext:value-type="string">
            <text:p>Belkross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4" office:value-type="percentage" office:value="0" calcext:value-type="percentage">
            <text:p>0.0%</text:p>
          </table:table-cell>
          <table:table-cell table:number-columns-repeated="3" table:style-name="ce12" office:value-type="float" office:value="1273.01932493414" calcext:value-type="float">
            <text:p>1273.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.0</text:p>
          </table:table-cell>
          <table:table-cell office:value-type="percentage" office:value="0.0519522745876586" calcext:value-type="percentage">
            <text:p>5.2%</text:p>
          </table:table-cell>
          <table:table-cell office:value-type="float" office:value="1172.64854966128" calcext:value-type="float">
            <text:p>1172.6</text:p>
          </table:table-cell>
          <table:table-cell office:value-type="float" office:value="1249.95333864586" calcext:value-type="float">
            <text:p>1250.0</text:p>
          </table:table-cell>
          <table:table-cell office:value-type="float" office:value="1245.93717902159" calcext:value-type="float">
            <text:p>1245.9</text:p>
          </table:table-cell>
        </table:table-row>
        <table:table-row table:style-name="ro1">
          <table:table-cell table:style-name="ce10" office:value-type="string" calcext:value-type="string">
            <text:p>Ezioauditore0109</text:p>
          </table:table-cell>
          <table:table-cell table:style-name="ce12" office:value-type="float" office:value="6.5" calcext:value-type="float">
            <text:p>6.5</text:p>
          </table:table-cell>
          <table:table-cell table:style-name="ce12" office:value-type="float" office:value="1.66666666666667" calcext:value-type="float">
            <text:p>1.7</text:p>
          </table:table-cell>
          <table:table-cell table:style-name="ce14" office:value-type="percentage" office:value="0.998163556393425" calcext:value-type="percentage">
            <text:p>99.8%</text:p>
          </table:table-cell>
          <table:table-cell table:style-name="ce12" office:value-type="float" office:value="1212.27109584581" calcext:value-type="float">
            <text:p>1212.3</text:p>
          </table:table-cell>
          <table:table-cell table:style-name="ce12" office:value-type="float" office:value="1168.44908022966" calcext:value-type="float">
            <text:p>1168.4</text:p>
          </table:table-cell>
          <table:table-cell table:style-name="ce12" office:value-type="float" office:value="1212.19061918541" calcext:value-type="float">
            <text:p>1212.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7.9" calcext:value-type="float">
            <text:p>7.9</text:p>
          </table:table-cell>
          <table:table-cell office:value-type="float" office:value="2.71428571428571" calcext:value-type="float">
            <text:p>2.7</text:p>
          </table:table-cell>
          <table:table-cell office:value-type="percentage" office:value="0.993632774168802" calcext:value-type="percentage">
            <text:p>99.4%</text:p>
          </table:table-cell>
          <table:table-cell office:value-type="float" office:value="1208.38512507133" calcext:value-type="float">
            <text:p>1208.4</text:p>
          </table:table-cell>
          <table:table-cell office:value-type="float" office:value="1159.41678502814" calcext:value-type="float">
            <text:p>1159.4</text:p>
          </table:table-cell>
          <table:table-cell office:value-type="float" office:value="1208.0733325917" calcext:value-type="float">
            <text:p>1208.1</text:p>
          </table:table-cell>
        </table:table-row>
        <table:table-row table:style-name="ro1">
          <table:table-cell table:style-name="ce10" office:value-type="string" calcext:value-type="string">
            <text:p>Mokoto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4" office:value-type="percentage" office:value="0" calcext:value-type="percentage">
            <text:p>0.0%</text:p>
          </table:table-cell>
          <table:table-cell table:number-columns-repeated="3" table:style-name="ce12" office:value-type="float" office:value="1163.56804622053" calcext:value-type="float">
            <text:p>1163.6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.0</text:p>
          </table:table-cell>
          <table:table-cell office:value-type="percentage" office:value="0.995941069315706" calcext:value-type="percentage">
            <text:p>99.6%</text:p>
          </table:table-cell>
          <table:table-cell office:value-type="float" office:value="978.641618504556" calcext:value-type="float">
            <text:p>978.6</text:p>
          </table:table-cell>
          <table:table-cell office:value-type="float" office:value="1050.65199148342" calcext:value-type="float">
            <text:p>1050.7</text:p>
          </table:table-cell>
          <table:table-cell office:value-type="float" office:value="978.933903617027" calcext:value-type="float">
            <text:p>978.9</text:p>
          </table:table-cell>
        </table:table-row>
      </table:table>
      <table:table table:name="Player_Summary" table:style-name="ta1">
        <table:table-column table:style-name="co3" table:default-cell-style-name="ce4"/>
        <table:table-column table:style-name="co2" table:number-columns-repeated="4" table:default-cell-style-name="ce7"/>
        <table:table-column table:style-name="co2" table:number-columns-repeated="2" table:default-cell-style-name="ce11"/>
        <table:table-row table:style-name="ro3">
          <table:table-cell table:style-name="ce15" office:value-type="string" calcext:value-type="string">
            <text:p>Discord Name</text:p>
          </table:table-cell>
          <table:table-cell table:style-name="ce15" office:value-type="string" calcext:value-type="string">
            <text:p>Visible Accounts</text:p>
          </table:table-cell>
          <table:table-cell table:style-name="ce15" office:value-type="string" calcext:value-type="string">
            <text:p>Smurf Accounts</text:p>
          </table:table-cell>
          <table:table-cell table:style-name="ce15" office:value-type="string" calcext:value-type="string">
            <text:p>Visible Games</text:p>
          </table:table-cell>
          <table:table-cell table:style-name="ce15" office:value-type="string" calcext:value-type="string">
            <text:p>Full Games</text:p>
          </table:table-cell>
          <table:table-cell table:style-name="ce15" office:value-type="string" calcext:value-type="string">
            <text:p>Elo Concealment</text:p>
          </table:table-cell>
          <table:table-cell table:style-name="ce15" office:value-type="string" calcext:value-type="string">
            <text:p>Tournament Elo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0" calcext:value-type="float">
            <text:p>0.0</text:p>
          </table:table-cell>
          <table:table-cell office:value-type="float" office:value="1359.42760105744" calcext:value-type="float">
            <text:p>1359.4</text:p>
          </table:table-cell>
        </table:table-row>
        <table:table-row table:style-name="ro1">
          <table:table-cell table:style-name="ce6" office:value-type="string" calcext:value-type="string">
            <text:p>maxymczec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927" calcext:value-type="float">
            <text:p>3927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813.70409137624" calcext:value-type="float">
            <text:p>1813.7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26" calcext:value-type="float">
            <text:p>4726</text:p>
          </table:table-cell>
          <table:table-cell office:value-type="float" office:value="5152" calcext:value-type="float">
            <text:p>5152</text:p>
          </table:table-cell>
          <table:table-cell office:value-type="float" office:value="0" calcext:value-type="float">
            <text:p>0.0</text:p>
          </table:table-cell>
          <table:table-cell office:value-type="float" office:value="2218.47499209485" calcext:value-type="float">
            <text:p>2218.5</text:p>
          </table:table-cell>
        </table:table-row>
        <table:table-row table:style-name="ro1">
          <table:table-cell table:style-name="ce6" office:value-type="string" calcext:value-type="string">
            <text:p>forteraig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324" calcext:value-type="float">
            <text:p>324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249.95333864586" calcext:value-type="float">
            <text:p>1250.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0" calcext:value-type="float">
            <text:p>0.0</text:p>
          </table:table-cell>
          <table:table-cell office:value-type="float" office:value="1748.79587247487" calcext:value-type="float">
            <text:p>1748.8</text:p>
          </table:table-cell>
        </table:table-row>
        <table:table-row table:style-name="ro1">
          <table:table-cell table:style-name="ce6" office:value-type="string" calcext:value-type="string">
            <text:p>kiritastrich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5296" calcext:value-type="float">
            <text:p>5296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867.88870084245" calcext:value-type="float">
            <text:p>1867.9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0" calcext:value-type="float">
            <text:p>0.0</text:p>
          </table:table-cell>
          <table:table-cell office:value-type="float" office:value="2099.3664294562" calcext:value-type="float">
            <text:p>2099.4</text:p>
          </table:table-cell>
        </table:table-row>
        <table:table-row table:style-name="ro1">
          <table:table-cell table:style-name="ce6" office:value-type="string" calcext:value-type="string">
            <text:p>PL_Hitorek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1236" calcext:value-type="float">
            <text:p>1236</text:p>
          </table:table-cell>
          <table:table-cell table:style-name="ce12" office:value-type="float" office:value="-55.1456107792374" calcext:value-type="float">
            <text:p>-55.1</text:p>
          </table:table-cell>
          <table:table-cell table:style-name="ce12" office:value-type="float" office:value="1960.10243681951" calcext:value-type="float">
            <text:p>1960.1</text:p>
          </table:table-cell>
        </table:table-row>
        <table:table-row table:style-name="ro1">
          <table:table-cell office:value-type="string" calcext:value-type="string">
            <text:p>Bo-FOR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41" calcext:value-type="float">
            <text:p>2741</text:p>
          </table:table-cell>
          <table:table-cell office:value-type="float" office:value="0" calcext:value-type="float">
            <text:p>0.0</text:p>
          </table:table-cell>
          <table:table-cell office:value-type="float" office:value="1887.13722466342" calcext:value-type="float">
            <text:p>1887.1</text:p>
          </table:table-cell>
        </table:table-row>
        <table:table-row table:style-name="ro1">
          <table:table-cell table:style-name="ce6" office:value-type="string" calcext:value-type="string">
            <text:p>Midzumi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504" calcext:value-type="float">
            <text:p>504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522.44764323742" calcext:value-type="float">
            <text:p>1522.4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.0</text:p>
          </table:table-cell>
          <table:table-cell office:value-type="float" office:value="1050.65199148342" calcext:value-type="float">
            <text:p>1050.7</text:p>
          </table:table-cell>
        </table:table-row>
        <table:table-row table:style-name="ro1">
          <table:table-cell table:style-name="ce6" office:value-type="string" calcext:value-type="string">
            <text:p>Johnny Walru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580" calcext:value-type="float">
            <text:p>580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520.25645488107" calcext:value-type="float">
            <text:p>1520.3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0" calcext:value-type="float">
            <text:p>0.0</text:p>
          </table:table-cell>
          <table:table-cell office:value-type="float" office:value="1168.44908022966" calcext:value-type="float">
            <text:p>1168.4</text:p>
          </table:table-cell>
        </table:table-row>
        <table:table-row table:style-name="ro1">
          <table:table-cell table:style-name="ce6" office:value-type="string" calcext:value-type="string">
            <text:p>JagWarri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034" calcext:value-type="float">
            <text:p>1034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662.58887214309" calcext:value-type="float">
            <text:p>1662.6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0" calcext:value-type="float">
            <text:p>0.0</text:p>
          </table:table-cell>
          <table:table-cell office:value-type="float" office:value="1163.56804622053" calcext:value-type="float">
            <text:p>1163.6</text:p>
          </table:table-cell>
        </table:table-row>
        <table:table-row table:style-name="ro1">
          <table:table-cell table:style-name="ce6" office:value-type="string" calcext:value-type="string">
            <text:p>Hydu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82" calcext:value-type="float">
            <text:p>282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787.49100013437" calcext:value-type="float">
            <text:p>1787.5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0" calcext:value-type="float">
            <text:p>0.0</text:p>
          </table:table-cell>
          <table:table-cell office:value-type="float" office:value="1778.41602415559" calcext:value-type="float">
            <text:p>1778.4</text:p>
          </table:table-cell>
        </table:table-row>
        <table:table-row table:style-name="ro1">
          <table:table-cell table:style-name="ce6" office:value-type="string" calcext:value-type="string">
            <text:p>Metalmania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188" calcext:value-type="float">
            <text:p>2188</text:p>
          </table:table-cell>
          <table:table-cell table:style-name="ce8" office:value-type="float" office:value="2987" calcext:value-type="float">
            <text:p>2987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830.49813031705" calcext:value-type="float">
            <text:p>1830.5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0" calcext:value-type="float">
            <text:p>0.0</text:p>
          </table:table-cell>
          <table:table-cell office:value-type="float" office:value="1587.8651010454" calcext:value-type="float">
            <text:p>1587.9</text:p>
          </table:table-cell>
        </table:table-row>
        <table:table-row table:style-name="ro1">
          <table:table-cell table:style-name="ce6" office:value-type="string" calcext:value-type="string">
            <text:p>Qeetsa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015" calcext:value-type="float">
            <text:p>1015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808.48682624836" calcext:value-type="float">
            <text:p>1808.5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83" calcext:value-type="float">
            <text:p>2983</text:p>
          </table:table-cell>
          <table:table-cell office:value-type="float" office:value="0" calcext:value-type="float">
            <text:p>0.0</text:p>
          </table:table-cell>
          <table:table-cell office:value-type="float" office:value="1473.97050300151" calcext:value-type="float">
            <text:p>1474.0</text:p>
          </table:table-cell>
        </table:table-row>
        <table:table-row table:style-name="ro1">
          <table:table-cell table:style-name="ce6" office:value-type="string" calcext:value-type="string">
            <text:p>KorDim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45" calcext:value-type="float">
            <text:p>245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159.41678502814" calcext:value-type="float">
            <text:p>1159.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45" calcext:value-type="float">
            <text:p>1845</text:p>
          </table:table-cell>
          <table:table-cell office:value-type="float" office:value="0" calcext:value-type="float">
            <text:p>0.0</text:p>
          </table:table-cell>
          <table:table-cell office:value-type="float" office:value="1600.5756622895" calcext:value-type="float">
            <text:p>1600.6</text:p>
          </table:table-cell>
        </table:table-row>
        <table:table-row table:style-name="ro1">
          <table:table-cell table:style-name="ce6" office:value-type="string" calcext:value-type="string">
            <text:p>Belkros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273.01932493414" calcext:value-type="float">
            <text:p>1273.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0" calcext:value-type="float">
            <text:p>0.0</text:p>
          </table:table-cell>
          <table:table-cell office:value-type="float" office:value="1688.71125207697" calcext:value-type="float">
            <text:p>1688.7</text:p>
          </table:table-cell>
        </table:table-row>
        <table:table-row table:style-name="ro1">
          <table:table-cell table:style-name="ce6" office:value-type="string" calcext:value-type="string">
            <text:p>xRavy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120" calcext:value-type="float">
            <text:p>2120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683.57372131067" calcext:value-type="float">
            <text:p>1683.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  <table:table-cell office:value-type="float" office:value="0" calcext:value-type="float">
            <text:p>0.0</text:p>
          </table:table-cell>
          <table:table-cell office:value-type="float" office:value="2101.19709210284" calcext:value-type="float">
            <text:p>2101.2</text:p>
          </table:table-cell>
        </table:table-row>
        <table:table-row table:style-name="ro1">
          <table:table-cell table:style-name="ce6" office:value-type="string" calcext:value-type="string">
            <text:p>Empir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987" calcext:value-type="float">
            <text:p>2987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830.49813031705" calcext:value-type="float">
            <text:p>1830.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0" calcext:value-type="float">
            <text:p>0.0</text:p>
          </table:table-cell>
          <table:table-cell office:value-type="float" office:value="1966.4912996458" calcext:value-type="float">
            <text:p>1966.5</text:p>
          </table:table-cell>
        </table:table-row>
        <table:table-row table:style-name="ro1">
          <table:table-cell table:style-name="ce6" office:value-type="string" calcext:value-type="string">
            <text:p>ajeoma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837" calcext:value-type="float">
            <text:p>2837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431.13302669731" calcext:value-type="float">
            <text:p>1431.1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6" calcext:value-type="float">
            <text:p>1086</text:p>
          </table:table-cell>
          <table:table-cell office:value-type="float" office:value="0" calcext:value-type="float">
            <text:p>0.0</text:p>
          </table:table-cell>
          <table:table-cell office:value-type="float" office:value="1490.5020458412" calcext:value-type="float">
            <text:p>1490.5</text:p>
          </table:table-cell>
        </table:table-row>
        <table:table-row table:style-name="ro1">
          <table:table-cell table:style-name="ce6" office:value-type="string" calcext:value-type="string">
            <text:p>Banana Philosophe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264" calcext:value-type="float">
            <text:p>1264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1302.12469734719" calcext:value-type="float">
            <text:p>1302.1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86" calcext:value-type="float">
            <text:p>6486</text:p>
          </table:table-cell>
          <table:table-cell office:value-type="float" office:value="0" calcext:value-type="float">
            <text:p>0.0</text:p>
          </table:table-cell>
          <table:table-cell office:value-type="float" office:value="2357.02103849945" calcext:value-type="float">
            <text:p>2357.0</text:p>
          </table:table-cell>
        </table:table-row>
        <table:table-row table:style-name="ro1">
          <table:table-cell table:style-name="ce6" office:value-type="string" calcext:value-type="string">
            <text:p>AngelR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3256" calcext:value-type="float">
            <text:p>3256</text:p>
          </table:table-cell>
          <table:table-cell table:style-name="ce8" office:value-type="float" office:value="3274" calcext:value-type="float">
            <text:p>3274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2392.03479881339" calcext:value-type="float">
            <text:p>2392.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0" calcext:value-type="float">
            <text:p>0.0</text:p>
          </table:table-cell>
          <table:table-cell office:value-type="float" office:value="1596.90443146707" calcext:value-type="float">
            <text:p>1596.9</text:p>
          </table:table-cell>
        </table:table-row>
      </table:table>
      <table:table table:name="Ranked_Apparent" table:style-name="ta1"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4.06" calcext:value-type="float">
            <text:p>-4.06</text:p>
          </table:table-cell>
          <table:table-cell office:value-type="float" office:value="4.06" calcext:value-type="float">
            <text:p>4.06</text:p>
          </table:table-cell>
          <table:table-cell office:value-type="float" office:value="1235.8601980198" calcext:value-type="float">
            <text:p>1235.8601980198</text:p>
          </table:table-cell>
          <table:table-cell office:value-type="float" office:value="1243.9801980198" calcext:value-type="float">
            <text:p>1243.9801980198</text:p>
          </table:table-cell>
          <table:table-cell office:value-type="float" office:value="0.506543617843217" calcext:value-type="float">
            <text:p>0.506543617843217</text:p>
          </table:table-cell>
          <table:table-cell office:value-type="float" office:value="0.506654790072616" calcext:value-type="float">
            <text:p>0.506654790072616</text:p>
          </table:table-cell>
          <table:table-cell office:value-type="float" office:value="0.294433549109786" calcext:value-type="float">
            <text:p>0.294433549109786</text:p>
          </table:table-cell>
          <table:table-cell office:value-type="float" office:value="0.294504153227404" calcext:value-type="float">
            <text:p>0.294504153227404</text:p>
          </table:table-cell>
          <table:table-cell office:value-type="float" office:value="-234.917249168522" calcext:value-type="float">
            <text:p>-234.917249168522</text:p>
          </table:table-cell>
          <table:table-cell office:value-type="float" office:value="234.917249168522" calcext:value-type="float">
            <text:p>234.917249168522</text:p>
          </table:table-cell>
          <table:table-cell office:value-type="float" office:value="1001.0180626648" calcext:value-type="float">
            <text:p>1001.0180626648</text:p>
          </table:table-cell>
          <table:table-cell office:value-type="float" office:value="1478.89744718832" calcext:value-type="float">
            <text:p>1478.89744718832</text:p>
          </table:table-cell>
          <table:table-cell office:value-type="float" office:value="1359.42760105744" calcext:value-type="float">
            <text:p>1359.42760105744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14.66732673267" calcext:value-type="float">
            <text:p>1714.66732673267</text:p>
          </table:table-cell>
          <table:table-cell office:value-type="float" office:value="1720.74732673267" calcext:value-type="float">
            <text:p>1720.74732673267</text:p>
          </table:table-cell>
          <table:table-cell office:value-type="float" office:value="0.512304506302298" calcext:value-type="float">
            <text:p>0.512304506302298</text:p>
          </table:table-cell>
          <table:table-cell office:value-type="float" office:value="0.512411682794566" calcext:value-type="float">
            <text:p>0.512411682794566</text:p>
          </table:table-cell>
          <table:table-cell office:value-type="float" office:value="0.247870919951425" calcext:value-type="float">
            <text:p>0.247870919951425</text:p>
          </table:table-cell>
          <table:table-cell office:value-type="float" office:value="0.247923050973322" calcext:value-type="float">
            <text:p>0.247923050973322</text:p>
          </table:table-cell>
          <table:table-cell office:value-type="float" office:value="-188.929513837361" calcext:value-type="float">
            <text:p>-188.929513837361</text:p>
          </table:table-cell>
          <table:table-cell office:value-type="float" office:value="188.929513837361" calcext:value-type="float">
            <text:p>188.929513837361</text:p>
          </table:table-cell>
          <table:table-cell office:value-type="float" office:value="1525.78584379488" calcext:value-type="float">
            <text:p>1525.78584379488</text:p>
          </table:table-cell>
          <table:table-cell office:value-type="float" office:value="1909.67684057003" calcext:value-type="float">
            <text:p>1909.67684057003</text:p>
          </table:table-cell>
          <table:table-cell office:value-type="float" office:value="1813.70409137624" calcext:value-type="float">
            <text:p>1813.70409137624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2114.94554455446" calcext:value-type="float">
            <text:p>2114.94554455446</text:p>
          </table:table-cell>
          <table:table-cell office:value-type="float" office:value="2122.06554455446" calcext:value-type="float">
            <text:p>2122.06554455446</text:p>
          </table:table-cell>
          <table:table-cell office:value-type="float" office:value="0.525564853447199" calcext:value-type="float">
            <text:p>0.525564853447199</text:p>
          </table:table-cell>
          <table:table-cell office:value-type="float" office:value="0.525951566257308" calcext:value-type="float">
            <text:p>0.525951566257308</text:p>
          </table:table-cell>
          <table:table-cell office:value-type="float" office:value="0.255662054319946" calcext:value-type="float">
            <text:p>0.255662054319946</text:p>
          </table:table-cell>
          <table:table-cell office:value-type="float" office:value="0.255835057419205" calcext:value-type="float">
            <text:p>0.255835057419205</text:p>
          </table:table-cell>
          <table:table-cell office:value-type="float" office:value="-196.297489582611" calcext:value-type="float">
            <text:p>-196.297489582611</text:p>
          </table:table-cell>
          <table:table-cell office:value-type="float" office:value="196.297489582611" calcext:value-type="float">
            <text:p>196.297489582611</text:p>
          </table:table-cell>
          <table:table-cell office:value-type="float" office:value="1918.81086596819" calcext:value-type="float">
            <text:p>1918.81086596819</text:p>
          </table:table-cell>
          <table:table-cell office:value-type="float" office:value="2318.36303413707" calcext:value-type="float">
            <text:p>2318.36303413707</text:p>
          </table:table-cell>
          <table:table-cell office:value-type="float" office:value="2218.47499209485" calcext:value-type="float">
            <text:p>2218.47499209485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2.78" calcext:value-type="float">
            <text:p>-2.78</text:p>
          </table:table-cell>
          <table:table-cell office:value-type="float" office:value="2.78" calcext:value-type="float">
            <text:p>2.78</text:p>
          </table:table-cell>
          <table:table-cell office:value-type="float" office:value="1165.74772277228" calcext:value-type="float">
            <text:p>1165.74772277228</text:p>
          </table:table-cell>
          <table:table-cell office:value-type="float" office:value="1171.30772277228" calcext:value-type="float">
            <text:p>1171.30772277228</text:p>
          </table:table-cell>
          <table:table-cell office:value-type="float" office:value="0.505469213087149" calcext:value-type="float">
            <text:p>0.505469213087149</text:p>
          </table:table-cell>
          <table:table-cell office:value-type="float" office:value="0.505562730015352" calcext:value-type="float">
            <text:p>0.505562730015352</text:p>
          </table:table-cell>
          <table:table-cell office:value-type="float" office:value="0.215298234073622" calcext:value-type="float">
            <text:p>0.215298234073622</text:p>
          </table:table-cell>
          <table:table-cell office:value-type="float" office:value="0.215323582083109" calcext:value-type="float">
            <text:p>0.215323582083109</text:p>
          </table:table-cell>
          <table:table-cell office:value-type="float" office:value="-160.060420084339" calcext:value-type="float">
            <text:p>-160.060420084339</text:p>
          </table:table-cell>
          <table:table-cell office:value-type="float" office:value="160.060420084339" calcext:value-type="float">
            <text:p>160.060420084339</text:p>
          </table:table-cell>
          <table:table-cell office:value-type="float" office:value="1005.70892601359" calcext:value-type="float">
            <text:p>1005.70892601359</text:p>
          </table:table-cell>
          <table:table-cell office:value-type="float" office:value="1331.36814285662" calcext:value-type="float">
            <text:p>1331.36814285662</text:p>
          </table:table-cell>
          <table:table-cell office:value-type="float" office:value="1249.95333864586" calcext:value-type="float">
            <text:p>1249.95333864586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653.39544554455" calcext:value-type="float">
            <text:p>1653.39544554455</text:p>
          </table:table-cell>
          <table:table-cell office:value-type="float" office:value="1660.11544554455" calcext:value-type="float">
            <text:p>1660.11544554455</text:p>
          </table:table-cell>
          <table:table-cell office:value-type="float" office:value="0.51132649993738" calcext:value-type="float">
            <text:p>0.51132649993738</text:p>
          </table:table-cell>
          <table:table-cell office:value-type="float" office:value="0.511425397626767" calcext:value-type="float">
            <text:p>0.511425397626767</text:p>
          </table:table-cell>
          <table:table-cell office:value-type="float" office:value="0.238824096016213" calcext:value-type="float">
            <text:p>0.238824096016213</text:p>
          </table:table-cell>
          <table:table-cell office:value-type="float" office:value="0.238881612830304" calcext:value-type="float">
            <text:p>0.238881612830304</text:p>
          </table:table-cell>
          <table:table-cell office:value-type="float" office:value="-180.694961843137" calcext:value-type="float">
            <text:p>-180.694961843137</text:p>
          </table:table-cell>
          <table:table-cell office:value-type="float" office:value="180.694961843137" calcext:value-type="float">
            <text:p>180.694961843137</text:p>
          </table:table-cell>
          <table:table-cell office:value-type="float" office:value="1472.7522677364" calcext:value-type="float">
            <text:p>1472.7522677364</text:p>
          </table:table-cell>
          <table:table-cell office:value-type="float" office:value="1840.81040738769" calcext:value-type="float">
            <text:p>1840.81040738769</text:p>
          </table:table-cell>
          <table:table-cell office:value-type="float" office:value="1748.79587247487" calcext:value-type="float">
            <text:p>1748.7958724748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float" office:value="1768.32079207921" calcext:value-type="float">
            <text:p>1768.32079207921</text:p>
          </table:table-cell>
          <table:table-cell office:value-type="float" office:value="1775.12079207921" calcext:value-type="float">
            <text:p>1775.12079207921</text:p>
          </table:table-cell>
          <table:table-cell office:value-type="float" office:value="0.513322700314175" calcext:value-type="float">
            <text:p>0.513322700314175</text:p>
          </table:table-cell>
          <table:table-cell office:value-type="float" office:value="0.513464112997354" calcext:value-type="float">
            <text:p>0.513464112997354</text:p>
          </table:table-cell>
          <table:table-cell office:value-type="float" office:value="0.247886724976218" calcext:value-type="float">
            <text:p>0.247886724976218</text:p>
          </table:table-cell>
          <table:table-cell office:value-type="float" office:value="0.247915503697707" calcext:value-type="float">
            <text:p>0.247915503697707</text:p>
          </table:table-cell>
          <table:table-cell office:value-type="float" office:value="-188.92255974987" calcext:value-type="float">
            <text:p>-188.92255974987</text:p>
          </table:table-cell>
          <table:table-cell office:value-type="float" office:value="188.92255974987" calcext:value-type="float">
            <text:p>188.92255974987</text:p>
          </table:table-cell>
          <table:table-cell office:value-type="float" office:value="1579.42474788258" calcext:value-type="float">
            <text:p>1579.42474788258</text:p>
          </table:table-cell>
          <table:table-cell office:value-type="float" office:value="1964.04335182908" calcext:value-type="float">
            <text:p>1964.04335182908</text:p>
          </table:table-cell>
          <table:table-cell office:value-type="float" office:value="1867.88870084245" calcext:value-type="float">
            <text:p>1867.88870084245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1993.70475247525" calcext:value-type="float">
            <text:p>1993.70475247525</text:p>
          </table:table-cell>
          <table:table-cell office:value-type="float" office:value="2002.54475247525" calcext:value-type="float">
            <text:p>2002.54475247525</text:p>
          </table:table-cell>
          <table:table-cell office:value-type="float" office:value="0.519926351853797" calcext:value-type="float">
            <text:p>0.519926351853797</text:p>
          </table:table-cell>
          <table:table-cell office:value-type="float" office:value="0.520280790822826" calcext:value-type="float">
            <text:p>0.520280790822826</text:p>
          </table:table-cell>
          <table:table-cell office:value-type="float" office:value="0.257426117796671" calcext:value-type="float">
            <text:p>0.257426117796671</text:p>
          </table:table-cell>
          <table:table-cell office:value-type="float" office:value="0.257612820078164" calcext:value-type="float">
            <text:p>0.257612820078164</text:p>
          </table:table-cell>
          <table:table-cell office:value-type="float" office:value="-197.97506767026" calcext:value-type="float">
            <text:p>-197.97506767026</text:p>
          </table:table-cell>
          <table:table-cell office:value-type="float" office:value="197.97506767026" calcext:value-type="float">
            <text:p>197.97506767026</text:p>
          </table:table-cell>
          <table:table-cell office:value-type="float" office:value="1795.90625738827" calcext:value-type="float">
            <text:p>1795.90625738827</text:p>
          </table:table-cell>
          <table:table-cell office:value-type="float" office:value="2200.51982014551" calcext:value-type="float">
            <text:p>2200.51982014551</text:p>
          </table:table-cell>
          <table:table-cell office:value-type="float" office:value="2099.3664294562" calcext:value-type="float">
            <text:p>2099.3664294562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912.06297029703" calcext:value-type="float">
            <text:p>1912.06297029703</text:p>
          </table:table-cell>
          <table:table-cell office:value-type="float" office:value="1920.74297029703" calcext:value-type="float">
            <text:p>1920.74297029703</text:p>
          </table:table-cell>
          <table:table-cell office:value-type="float" office:value="0.517026957160208" calcext:value-type="float">
            <text:p>0.517026957160208</text:p>
          </table:table-cell>
          <table:table-cell office:value-type="float" office:value="0.51730478663439" calcext:value-type="float">
            <text:p>0.51730478663439</text:p>
          </table:table-cell>
          <table:table-cell office:value-type="float" office:value="0.252454994512726" calcext:value-type="float">
            <text:p>0.252454994512726</text:p>
          </table:table-cell>
          <table:table-cell office:value-type="float" office:value="0.252611943794632" calcext:value-type="float">
            <text:p>0.252611943794632</text:p>
          </table:table-cell>
          <table:table-cell office:value-type="float" office:value="-193.276951185177" calcext:value-type="float">
            <text:p>-193.276951185177</text:p>
          </table:table-cell>
          <table:table-cell office:value-type="float" office:value="193.276951185177" calcext:value-type="float">
            <text:p>193.276951185177</text:p>
          </table:table-cell>
          <table:table-cell office:value-type="float" office:value="1718.93242594839" calcext:value-type="float">
            <text:p>1718.93242594839</text:p>
          </table:table-cell>
          <table:table-cell office:value-type="float" office:value="2114.01992148221" calcext:value-type="float">
            <text:p>2114.01992148221</text:p>
          </table:table-cell>
          <table:table-cell office:value-type="float" office:value="2015.24804759875" calcext:value-type="float">
            <text:p>2015.24804759875</text:p>
          </table:table-cell>
        </table:table-row>
        <table:table-row table:style-name="ro1">
          <table:table-cell office:value-type="string" calcext:value-type="string">
            <text:p>Bo-FORCE</text:p>
          </table:table-cell>
          <table:table-cell office:value-type="float" office:value="-3.32" calcext:value-type="float">
            <text:p>-3.32</text:p>
          </table:table-cell>
          <table:table-cell office:value-type="float" office:value="3.32" calcext:value-type="float">
            <text:p>3.32</text:p>
          </table:table-cell>
          <table:table-cell office:value-type="float" office:value="1758.4998019802" calcext:value-type="float">
            <text:p>1758.4998019802</text:p>
          </table:table-cell>
          <table:table-cell office:value-type="float" office:value="1765.1398019802" calcext:value-type="float">
            <text:p>1765.1398019802</text:p>
          </table:table-cell>
          <table:table-cell office:value-type="float" office:value="0.513123600223452" calcext:value-type="float">
            <text:p>0.513123600223452</text:p>
          </table:table-cell>
          <table:table-cell office:value-type="float" office:value="0.513257554326652" calcext:value-type="float">
            <text:p>0.513257554326652</text:p>
          </table:table-cell>
          <table:table-cell office:value-type="float" office:value="0.305823308460481" calcext:value-type="float">
            <text:p>0.305823308460481</text:p>
          </table:table-cell>
          <table:table-cell office:value-type="float" office:value="0.30588200150833" calcext:value-type="float">
            <text:p>0.30588200150833</text:p>
          </table:table-cell>
          <table:table-cell office:value-type="float" office:value="-247.282260655317" calcext:value-type="float">
            <text:p>-247.282260655317</text:p>
          </table:table-cell>
          <table:table-cell office:value-type="float" office:value="247.282260655317" calcext:value-type="float">
            <text:p>247.282260655317</text:p>
          </table:table-cell>
          <table:table-cell office:value-type="float" office:value="1511.28271074712" calcext:value-type="float">
            <text:p>1511.28271074712</text:p>
          </table:table-cell>
          <table:table-cell office:value-type="float" office:value="2012.42206263551" calcext:value-type="float">
            <text:p>2012.42206263551</text:p>
          </table:table-cell>
          <table:table-cell office:value-type="float" office:value="1887.13722466342" calcext:value-type="float">
            <text:p>1887.13722466342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425.32376237624" calcext:value-type="float">
            <text:p>1425.32376237624</text:p>
          </table:table-cell>
          <table:table-cell office:value-type="float" office:value="1432.04376237624" calcext:value-type="float">
            <text:p>1432.04376237624</text:p>
          </table:table-cell>
          <table:table-cell office:value-type="float" office:value="0.508702312175546" calcext:value-type="float">
            <text:p>0.508702312175546</text:p>
          </table:table-cell>
          <table:table-cell office:value-type="float" office:value="0.508770010658237" calcext:value-type="float">
            <text:p>0.508770010658237</text:p>
          </table:table-cell>
          <table:table-cell office:value-type="float" office:value="0.242673417604743" calcext:value-type="float">
            <text:p>0.242673417604743</text:p>
          </table:table-cell>
          <table:table-cell office:value-type="float" office:value="0.242704564845245" calcext:value-type="float">
            <text:p>0.242704564845245</text:p>
          </table:table-cell>
          <table:table-cell office:value-type="float" office:value="-184.153604810464" calcext:value-type="float">
            <text:p>-184.153604810464</text:p>
          </table:table-cell>
          <table:table-cell office:value-type="float" office:value="184.153604810464" calcext:value-type="float">
            <text:p>184.153604810464</text:p>
          </table:table-cell>
          <table:table-cell office:value-type="float" office:value="1241.19847138959" calcext:value-type="float">
            <text:p>1241.19847138959</text:p>
          </table:table-cell>
          <table:table-cell office:value-type="float" office:value="1616.1973671867" calcext:value-type="float">
            <text:p>1616.1973671867</text:p>
          </table:table-cell>
          <table:table-cell office:value-type="float" office:value="1522.44764323742" calcext:value-type="float">
            <text:p>1522.44764323742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16.8095238095238" calcext:value-type="float">
            <text:p>-16.8095238095238</text:p>
          </table:table-cell>
          <table:table-cell office:value-type="float" office:value="16.8095238095238" calcext:value-type="float">
            <text:p>16.8095238095238</text:p>
          </table:table-cell>
          <table:table-cell office:value-type="float" office:value="957.761904761905" calcext:value-type="float">
            <text:p>957.761904761905</text:p>
          </table:table-cell>
          <table:table-cell office:value-type="float" office:value="991.380952380952" calcext:value-type="float">
            <text:p>991.380952380952</text:p>
          </table:table-cell>
          <table:table-cell office:value-type="float" office:value="0.500551644620733" calcext:value-type="float">
            <text:p>0.500551644620733</text:p>
          </table:table-cell>
          <table:table-cell office:value-type="float" office:value="0.501567186676925" calcext:value-type="float">
            <text:p>0.501567186676925</text:p>
          </table:table-cell>
          <table:table-cell office:value-type="float" office:value="0.185645697996031" calcext:value-type="float">
            <text:p>0.185645697996031</text:p>
          </table:table-cell>
          <table:table-cell office:value-type="float" office:value="0.185944726738039" calcext:value-type="float">
            <text:p>0.185944726738039</text:p>
          </table:table-cell>
          <table:table-cell office:value-type="float" office:value="-135.713212714692" calcext:value-type="float">
            <text:p>-135.713212714692</text:p>
          </table:table-cell>
          <table:table-cell office:value-type="float" office:value="135.713212714692" calcext:value-type="float">
            <text:p>135.713212714692</text:p>
          </table:table-cell>
          <table:table-cell office:value-type="float" office:value="822.048692047212" calcext:value-type="float">
            <text:p>822.048692047212</text:p>
          </table:table-cell>
          <table:table-cell office:value-type="float" office:value="1126.85309129549" calcext:value-type="float">
            <text:p>1126.85309129549</text:p>
          </table:table-cell>
          <table:table-cell office:value-type="float" office:value="1050.65199148342" calcext:value-type="float">
            <text:p>1050.65199148342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422.32693069307" calcext:value-type="float">
            <text:p>1422.32693069307</text:p>
          </table:table-cell>
          <table:table-cell office:value-type="float" office:value="1431.00693069307" calcext:value-type="float">
            <text:p>1431.00693069307</text:p>
          </table:table-cell>
          <table:table-cell office:value-type="float" office:value="0.508672097284669" calcext:value-type="float">
            <text:p>0.508672097284669</text:p>
          </table:table-cell>
          <table:table-cell office:value-type="float" office:value="0.508759568725581" calcext:value-type="float">
            <text:p>0.508759568725581</text:p>
          </table:table-cell>
          <table:table-cell office:value-type="float" office:value="0.24118790068415" calcext:value-type="float">
            <text:p>0.24118790068415</text:p>
          </table:table-cell>
          <table:table-cell office:value-type="float" office:value="0.241233209355955" calcext:value-type="float">
            <text:p>0.241233209355955</text:p>
          </table:table-cell>
          <table:table-cell office:value-type="float" office:value="-182.818531677096" calcext:value-type="float">
            <text:p>-182.818531677096</text:p>
          </table:table-cell>
          <table:table-cell office:value-type="float" office:value="182.818531677096" calcext:value-type="float">
            <text:p>182.818531677096</text:p>
          </table:table-cell>
          <table:table-cell office:value-type="float" office:value="1239.54943241377" calcext:value-type="float">
            <text:p>1239.54943241377</text:p>
          </table:table-cell>
          <table:table-cell office:value-type="float" office:value="1613.82546237017" calcext:value-type="float">
            <text:p>1613.82546237017</text:p>
          </table:table-cell>
          <table:table-cell office:value-type="float" office:value="1520.25645488107" calcext:value-type="float">
            <text:p>1520.25645488107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061.11584158416" calcext:value-type="float">
            <text:p>1061.11584158416</text:p>
          </table:table-cell>
          <table:table-cell office:value-type="float" office:value="1079.11584158416" calcext:value-type="float">
            <text:p>1079.11584158416</text:p>
          </table:table-cell>
          <table:table-cell office:value-type="float" office:value="0.503378558933391" calcext:value-type="float">
            <text:p>0.503378558933391</text:p>
          </table:table-cell>
          <table:table-cell office:value-type="float" office:value="0.503787499804448" calcext:value-type="float">
            <text:p>0.503787499804448</text:p>
          </table:table-cell>
          <table:table-cell office:value-type="float" office:value="0.246248804435584" calcext:value-type="float">
            <text:p>0.246248804435584</text:p>
          </table:table-cell>
          <table:table-cell office:value-type="float" office:value="0.246449508310458" calcext:value-type="float">
            <text:p>0.246449508310458</text:p>
          </table:table-cell>
          <table:table-cell office:value-type="float" office:value="-187.574391690527" calcext:value-type="float">
            <text:p>-187.574391690527</text:p>
          </table:table-cell>
          <table:table-cell office:value-type="float" office:value="187.574391690527" calcext:value-type="float">
            <text:p>187.574391690527</text:p>
          </table:table-cell>
          <table:table-cell office:value-type="float" office:value="873.725621094593" calcext:value-type="float">
            <text:p>873.725621094593</text:p>
          </table:table-cell>
          <table:table-cell office:value-type="float" office:value="1266.69023327469" calcext:value-type="float">
            <text:p>1266.69023327469</text:p>
          </table:table-cell>
          <table:table-cell office:value-type="float" office:value="1168.44908022966" calcext:value-type="float">
            <text:p>1168.44908022966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6.26" calcext:value-type="float">
            <text:p>-6.26</text:p>
          </table:table-cell>
          <table:table-cell office:value-type="float" office:value="6.26" calcext:value-type="float">
            <text:p>6.26</text:p>
          </table:table-cell>
          <table:table-cell office:value-type="float" office:value="1565.11623762376" calcext:value-type="float">
            <text:p>1565.11623762376</text:p>
          </table:table-cell>
          <table:table-cell office:value-type="float" office:value="1577.63623762376" calcext:value-type="float">
            <text:p>1577.63623762376</text:p>
          </table:table-cell>
          <table:table-cell office:value-type="float" office:value="0.510179040383843" calcext:value-type="float">
            <text:p>0.510179040383843</text:p>
          </table:table-cell>
          <table:table-cell office:value-type="float" office:value="0.510327086896937" calcext:value-type="float">
            <text:p>0.510327086896937</text:p>
          </table:table-cell>
          <table:table-cell office:value-type="float" office:value="0.233717112785294" calcext:value-type="float">
            <text:p>0.233717112785294</text:p>
          </table:table-cell>
          <table:table-cell office:value-type="float" office:value="0.233785421965897" calcext:value-type="float">
            <text:p>0.233785421965897</text:p>
          </table:table-cell>
          <table:table-cell office:value-type="float" office:value="-176.134898186951" calcext:value-type="float">
            <text:p>-176.134898186951</text:p>
          </table:table-cell>
          <table:table-cell office:value-type="float" office:value="176.134898186951" calcext:value-type="float">
            <text:p>176.134898186951</text:p>
          </table:table-cell>
          <table:table-cell office:value-type="float" office:value="1389.0420811402" calcext:value-type="float">
            <text:p>1389.0420811402</text:p>
          </table:table-cell>
          <table:table-cell office:value-type="float" office:value="1753.77113581071" calcext:value-type="float">
            <text:p>1753.77113581071</text:p>
          </table:table-cell>
          <table:table-cell office:value-type="float" office:value="1662.58887214309" calcext:value-type="float">
            <text:p>1662.58887214309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-3.16" calcext:value-type="float">
            <text:p>-3.16</text:p>
          </table:table-cell>
          <table:table-cell office:value-type="float" office:value="3.16" calcext:value-type="float">
            <text:p>3.16</text:p>
          </table:table-cell>
          <table:table-cell office:value-type="float" office:value="1076.75405940594" calcext:value-type="float">
            <text:p>1076.75405940594</text:p>
          </table:table-cell>
          <table:table-cell office:value-type="float" office:value="1083.07405940594" calcext:value-type="float">
            <text:p>1083.07405940594</text:p>
          </table:table-cell>
          <table:table-cell office:value-type="float" office:value="0.503735113747701" calcext:value-type="float">
            <text:p>0.503735113747701</text:p>
          </table:table-cell>
          <table:table-cell office:value-type="float" office:value="0.503874452380739" calcext:value-type="float">
            <text:p>0.503874452380739</text:p>
          </table:table-cell>
          <table:table-cell office:value-type="float" office:value="0.21997513674087" calcext:value-type="float">
            <text:p>0.21997513674087</text:p>
          </table:table-cell>
          <table:table-cell office:value-type="float" office:value="0.22005220078309" calcext:value-type="float">
            <text:p>0.22005220078309</text:p>
          </table:table-cell>
          <table:table-cell office:value-type="float" office:value="-164.114769773072" calcext:value-type="float">
            <text:p>-164.114769773072</text:p>
          </table:table-cell>
          <table:table-cell office:value-type="float" office:value="164.114769773072" calcext:value-type="float">
            <text:p>164.114769773072</text:p>
          </table:table-cell>
          <table:table-cell office:value-type="float" office:value="912.705697345097" calcext:value-type="float">
            <text:p>912.705697345097</text:p>
          </table:table-cell>
          <table:table-cell office:value-type="float" office:value="1247.18882917901" calcext:value-type="float">
            <text:p>1247.18882917901</text:p>
          </table:table-cell>
          <table:table-cell office:value-type="float" office:value="1163.56804622053" calcext:value-type="float">
            <text:p>1163.56804622053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4.58" calcext:value-type="float">
            <text:p>-4.58</text:p>
          </table:table-cell>
          <table:table-cell office:value-type="float" office:value="4.58" calcext:value-type="float">
            <text:p>4.58</text:p>
          </table:table-cell>
          <table:table-cell office:value-type="float" office:value="1705.74257425743" calcext:value-type="float">
            <text:p>1705.74257425743</text:p>
          </table:table-cell>
          <table:table-cell office:value-type="float" office:value="1714.90257425743" calcext:value-type="float">
            <text:p>1714.90257425743</text:p>
          </table:table-cell>
          <table:table-cell office:value-type="float" office:value="0.512150717238662" calcext:value-type="float">
            <text:p>0.512150717238662</text:p>
          </table:table-cell>
          <table:table-cell office:value-type="float" office:value="0.512308616495522" calcext:value-type="float">
            <text:p>0.512308616495522</text:p>
          </table:table-cell>
          <table:table-cell office:value-type="float" office:value="0.203086874970691" calcext:value-type="float">
            <text:p>0.203086874970691</text:p>
          </table:table-cell>
          <table:table-cell office:value-type="float" office:value="0.203090891706173" calcext:value-type="float">
            <text:p>0.203090891706173</text:p>
          </table:table-cell>
          <table:table-cell office:value-type="float" office:value="-149.755180467594" calcext:value-type="float">
            <text:p>-149.755180467594</text:p>
          </table:table-cell>
          <table:table-cell office:value-type="float" office:value="149.755180467594" calcext:value-type="float">
            <text:p>149.755180467594</text:p>
          </table:table-cell>
          <table:table-cell office:value-type="float" office:value="1555.99073636241" calcext:value-type="float">
            <text:p>1555.99073636241</text:p>
          </table:table-cell>
          <table:table-cell office:value-type="float" office:value="1864.65775472502" calcext:value-type="float">
            <text:p>1864.65775472502</text:p>
          </table:table-cell>
          <table:table-cell office:value-type="float" office:value="1787.49100013437" calcext:value-type="float">
            <text:p>1787.49100013437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691.80198019802" calcext:value-type="float">
            <text:p>1691.80198019802</text:p>
          </table:table-cell>
          <table:table-cell office:value-type="float" office:value="1700.20198019802" calcext:value-type="float">
            <text:p>1700.20198019802</text:p>
          </table:table-cell>
          <table:table-cell office:value-type="float" office:value="0.511918616708967" calcext:value-type="float">
            <text:p>0.511918616708967</text:p>
          </table:table-cell>
          <table:table-cell office:value-type="float" office:value="0.512057306120649" calcext:value-type="float">
            <text:p>0.512057306120649</text:p>
          </table:table-cell>
          <table:table-cell office:value-type="float" office:value="0.215948764715691" calcext:value-type="float">
            <text:p>0.215948764715691</text:p>
          </table:table-cell>
          <table:table-cell office:value-type="float" office:value="0.215975286024241" calcext:value-type="float">
            <text:p>0.215975286024241</text:p>
          </table:table-cell>
          <table:table-cell office:value-type="float" office:value="-160.616760185879" calcext:value-type="float">
            <text:p>-160.616760185879</text:p>
          </table:table-cell>
          <table:table-cell office:value-type="float" office:value="160.616760185879" calcext:value-type="float">
            <text:p>160.616760185879</text:p>
          </table:table-cell>
          <table:table-cell office:value-type="float" office:value="1531.20787547064" calcext:value-type="float">
            <text:p>1531.20787547064</text:p>
          </table:table-cell>
          <table:table-cell office:value-type="float" office:value="1860.8187403839" calcext:value-type="float">
            <text:p>1860.8187403839</text:p>
          </table:table-cell>
          <table:table-cell office:value-type="float" office:value="1778.41602415559" calcext:value-type="float">
            <text:p>1778.41602415559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20.93326732673" calcext:value-type="float">
            <text:p>1720.93326732673</text:p>
          </table:table-cell>
          <table:table-cell office:value-type="float" office:value="1727.01326732673" calcext:value-type="float">
            <text:p>1727.01326732673</text:p>
          </table:table-cell>
          <table:table-cell office:value-type="float" office:value="0.512414991807342" calcext:value-type="float">
            <text:p>0.512414991807342</text:p>
          </table:table-cell>
          <table:table-cell office:value-type="float" office:value="0.512524230451515" calcext:value-type="float">
            <text:p>0.512524230451515</text:p>
          </table:table-cell>
          <table:table-cell office:value-type="float" office:value="0.270025597558571" calcext:value-type="float">
            <text:p>0.270025597558571</text:p>
          </table:table-cell>
          <table:table-cell office:value-type="float" office:value="0.270079594028739" calcext:value-type="float">
            <text:p>0.270079594028739</text:p>
          </table:table-cell>
          <table:table-cell office:value-type="float" office:value="-209.983239102191" calcext:value-type="float">
            <text:p>-209.983239102191</text:p>
          </table:table-cell>
          <table:table-cell office:value-type="float" office:value="209.983239102191" calcext:value-type="float">
            <text:p>209.983239102191</text:p>
          </table:table-cell>
          <table:table-cell office:value-type="float" office:value="1511.00300198141" calcext:value-type="float">
            <text:p>1511.00300198141</text:p>
          </table:table-cell>
          <table:table-cell office:value-type="float" office:value="1936.99650642892" calcext:value-type="float">
            <text:p>1936.99650642892</text:p>
          </table:table-cell>
          <table:table-cell office:value-type="float" office:value="1830.49813031705" calcext:value-type="float">
            <text:p>1830.49813031705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482.65346534653" calcext:value-type="float">
            <text:p>1482.65346534653</text:p>
          </table:table-cell>
          <table:table-cell office:value-type="float" office:value="1492.65346534653" calcext:value-type="float">
            <text:p>1492.65346534653</text:p>
          </table:table-cell>
          <table:table-cell office:value-type="float" office:value="0.509282974645761" calcext:value-type="float">
            <text:p>0.509282974645761</text:p>
          </table:table-cell>
          <table:table-cell office:value-type="float" office:value="0.509386271316076" calcext:value-type="float">
            <text:p>0.509386271316076</text:p>
          </table:table-cell>
          <table:table-cell office:value-type="float" office:value="0.254828213727632" calcext:value-type="float">
            <text:p>0.254828213727632</text:p>
          </table:table-cell>
          <table:table-cell office:value-type="float" office:value="0.254879499618333" calcext:value-type="float">
            <text:p>0.254879499618333</text:p>
          </table:table-cell>
          <table:table-cell office:value-type="float" office:value="-195.399198727468" calcext:value-type="float">
            <text:p>-195.399198727468</text:p>
          </table:table-cell>
          <table:table-cell office:value-type="float" office:value="195.399198727468" calcext:value-type="float">
            <text:p>195.399198727468</text:p>
          </table:table-cell>
          <table:table-cell office:value-type="float" office:value="1287.3024119596" calcext:value-type="float">
            <text:p>1287.3024119596</text:p>
          </table:table-cell>
          <table:table-cell office:value-type="float" office:value="1688.052664074" calcext:value-type="float">
            <text:p>1688.052664074</text:p>
          </table:table-cell>
          <table:table-cell office:value-type="float" office:value="1587.8651010454" calcext:value-type="float">
            <text:p>1587.8651010454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06.18178217822" calcext:value-type="float">
            <text:p>1706.18178217822</text:p>
          </table:table-cell>
          <table:table-cell office:value-type="float" office:value="1716.30178217822" calcext:value-type="float">
            <text:p>1716.30178217822</text:p>
          </table:table-cell>
          <table:table-cell office:value-type="float" office:value="0.512158188921944" calcext:value-type="float">
            <text:p>0.512158188921944</text:p>
          </table:table-cell>
          <table:table-cell office:value-type="float" office:value="0.512333123841682" calcext:value-type="float">
            <text:p>0.512333123841682</text:p>
          </table:table-cell>
          <table:table-cell office:value-type="float" office:value="0.248348546506016" calcext:value-type="float">
            <text:p>0.248348546506016</text:p>
          </table:table-cell>
          <table:table-cell office:value-type="float" office:value="0.248426806864846" calcext:value-type="float">
            <text:p>0.248426806864846</text:p>
          </table:table-cell>
          <table:table-cell office:value-type="float" office:value="-189.393988937674" calcext:value-type="float">
            <text:p>-189.393988937674</text:p>
          </table:table-cell>
          <table:table-cell office:value-type="float" office:value="189.393988937674" calcext:value-type="float">
            <text:p>189.393988937674</text:p>
          </table:table-cell>
          <table:table-cell office:value-type="float" office:value="1516.85999164578" calcext:value-type="float">
            <text:p>1516.85999164578</text:p>
          </table:table-cell>
          <table:table-cell office:value-type="float" office:value="1905.69577111589" calcext:value-type="float">
            <text:p>1905.69577111589</text:p>
          </table:table-cell>
          <table:table-cell office:value-type="float" office:value="1808.48682624836" calcext:value-type="float">
            <text:p>1808.48682624836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5.32" calcext:value-type="float">
            <text:p>-5.32</text:p>
          </table:table-cell>
          <table:table-cell office:value-type="float" office:value="5.32" calcext:value-type="float">
            <text:p>5.32</text:p>
          </table:table-cell>
          <table:table-cell office:value-type="float" office:value="1379.11326732673" calcext:value-type="float">
            <text:p>1379.11326732673</text:p>
          </table:table-cell>
          <table:table-cell office:value-type="float" office:value="1389.75326732673" calcext:value-type="float">
            <text:p>1389.75326732673</text:p>
          </table:table-cell>
          <table:table-cell office:value-type="float" office:value="0.508231400454766" calcext:value-type="float">
            <text:p>0.508231400454766</text:p>
          </table:table-cell>
          <table:table-cell office:value-type="float" office:value="0.508341166314359" calcext:value-type="float">
            <text:p>0.508341166314359</text:p>
          </table:table-cell>
          <table:table-cell office:value-type="float" office:value="0.231023471878293" calcext:value-type="float">
            <text:p>0.231023471878293</text:p>
          </table:table-cell>
          <table:table-cell office:value-type="float" office:value="0.23107455151734" calcext:value-type="float">
            <text:p>0.23107455151734</text:p>
          </table:table-cell>
          <table:table-cell office:value-type="float" office:value="-173.731905978006" calcext:value-type="float">
            <text:p>-173.731905978006</text:p>
          </table:table-cell>
          <table:table-cell office:value-type="float" office:value="173.731905978006" calcext:value-type="float">
            <text:p>173.731905978006</text:p>
          </table:table-cell>
          <table:table-cell office:value-type="float" office:value="1205.42649209183" calcext:value-type="float">
            <text:p>1205.42649209183</text:p>
          </table:table-cell>
          <table:table-cell office:value-type="float" office:value="1563.48517330474" calcext:value-type="float">
            <text:p>1563.48517330474</text:p>
          </table:table-cell>
          <table:table-cell office:value-type="float" office:value="1473.97050300151" calcext:value-type="float">
            <text:p>1473.97050300151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3.14" calcext:value-type="float">
            <text:p>-3.14</text:p>
          </table:table-cell>
          <table:table-cell office:value-type="float" office:value="3.14" calcext:value-type="float">
            <text:p>3.14</text:p>
          </table:table-cell>
          <table:table-cell office:value-type="float" office:value="1069.18059405941" calcext:value-type="float">
            <text:p>1069.18059405941</text:p>
          </table:table-cell>
          <table:table-cell office:value-type="float" office:value="1075.46059405941" calcext:value-type="float">
            <text:p>1075.46059405941</text:p>
          </table:table-cell>
          <table:table-cell office:value-type="float" office:value="0.503564558311682" calcext:value-type="float">
            <text:p>0.503564558311682</text:p>
          </table:table-cell>
          <table:table-cell office:value-type="float" office:value="0.503706263166275" calcext:value-type="float">
            <text:p>0.503706263166275</text:p>
          </table:table-cell>
          <table:table-cell office:value-type="float" office:value="0.227918235968023" calcext:value-type="float">
            <text:p>0.227918235968023</text:p>
          </table:table-cell>
          <table:table-cell office:value-type="float" office:value="0.227993563285464" calcext:value-type="float">
            <text:p>0.227993563285464</text:p>
          </table:table-cell>
          <table:table-cell office:value-type="float" office:value="-171.019343277165" calcext:value-type="float">
            <text:p>-171.019343277165</text:p>
          </table:table-cell>
          <table:table-cell office:value-type="float" office:value="171.019343277165" calcext:value-type="float">
            <text:p>171.019343277165</text:p>
          </table:table-cell>
          <table:table-cell office:value-type="float" office:value="898.227328102829" calcext:value-type="float">
            <text:p>898.227328102829</text:p>
          </table:table-cell>
          <table:table-cell office:value-type="float" office:value="1246.47993733657" calcext:value-type="float">
            <text:p>1246.47993733657</text:p>
          </table:table-cell>
          <table:table-cell office:value-type="float" office:value="1159.41678502814" calcext:value-type="float">
            <text:p>1159.4167850281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4.76" calcext:value-type="float">
            <text:p>-4.76</text:p>
          </table:table-cell>
          <table:table-cell office:value-type="float" office:value="4.76" calcext:value-type="float">
            <text:p>4.76</text:p>
          </table:table-cell>
          <table:table-cell office:value-type="float" office:value="1480.44871287129" calcext:value-type="float">
            <text:p>1480.44871287129</text:p>
          </table:table-cell>
          <table:table-cell office:value-type="float" office:value="1489.96871287129" calcext:value-type="float">
            <text:p>1489.96871287129</text:p>
          </table:table-cell>
          <table:table-cell office:value-type="float" office:value="0.509260327568009" calcext:value-type="float">
            <text:p>0.509260327568009</text:p>
          </table:table-cell>
          <table:table-cell office:value-type="float" office:value="0.509358439910047" calcext:value-type="float">
            <text:p>0.509358439910047</text:p>
          </table:table-cell>
          <table:table-cell office:value-type="float" office:value="0.285884322322373" calcext:value-type="float">
            <text:p>0.285884322322373</text:p>
          </table:table-cell>
          <table:table-cell office:value-type="float" office:value="0.285942329093016" calcext:value-type="float">
            <text:p>0.285942329093016</text:p>
          </table:table-cell>
          <table:table-cell office:value-type="float" office:value="-225.943953533627" calcext:value-type="float">
            <text:p>-225.943953533627</text:p>
          </table:table-cell>
          <table:table-cell office:value-type="float" office:value="225.943953533627" calcext:value-type="float">
            <text:p>225.943953533627</text:p>
          </table:table-cell>
          <table:table-cell office:value-type="float" office:value="1254.56464994325" calcext:value-type="float">
            <text:p>1254.56464994325</text:p>
          </table:table-cell>
          <table:table-cell office:value-type="float" office:value="1715.91266640491" calcext:value-type="float">
            <text:p>1715.91266640491</text:p>
          </table:table-cell>
          <table:table-cell office:value-type="float" office:value="1600.5756622895" calcext:value-type="float">
            <text:p>1600.5756622895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-19.1666666666667" calcext:value-type="float">
            <text:p>-19.1666666666667</text:p>
          </table:table-cell>
          <table:table-cell office:value-type="float" office:value="19.1666666666667" calcext:value-type="float">
            <text:p>19.1666666666667</text:p>
          </table:table-cell>
          <table:table-cell office:value-type="float" office:value="1183.69230769231" calcext:value-type="float">
            <text:p>1183.69230769231</text:p>
          </table:table-cell>
          <table:table-cell office:value-type="float" office:value="1222.02564102564" calcext:value-type="float">
            <text:p>1222.02564102564</text:p>
          </table:table-cell>
          <table:table-cell office:value-type="float" office:value="0.505765518458318" calcext:value-type="float">
            <text:p>0.505765518458318</text:p>
          </table:table-cell>
          <table:table-cell office:value-type="float" office:value="0.50634840742161" calcext:value-type="float">
            <text:p>0.50634840742161</text:p>
          </table:table-cell>
          <table:table-cell office:value-type="float" office:value="0.167490312160712" calcext:value-type="float">
            <text:p>0.167490312160712</text:p>
          </table:table-cell>
          <table:table-cell office:value-type="float" office:value="0.167573582012611" calcext:value-type="float">
            <text:p>0.167573582012611</text:p>
          </table:table-cell>
          <table:table-cell office:value-type="float" office:value="-121.121444801445" calcext:value-type="float">
            <text:p>-121.121444801445</text:p>
          </table:table-cell>
          <table:table-cell office:value-type="float" office:value="121.121444801445" calcext:value-type="float">
            <text:p>121.121444801445</text:p>
          </table:table-cell>
          <table:table-cell office:value-type="float" office:value="1062.6360422553" calcext:value-type="float">
            <text:p>1062.6360422553</text:p>
          </table:table-cell>
          <table:table-cell office:value-type="float" office:value="1343.14708582709" calcext:value-type="float">
            <text:p>1343.14708582709</text:p>
          </table:table-cell>
          <table:table-cell office:value-type="float" office:value="1273.01932493414" calcext:value-type="float">
            <text:p>1273.01932493414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592.89445544554" calcext:value-type="float">
            <text:p>1592.89445544554</text:p>
          </table:table-cell>
          <table:table-cell office:value-type="float" office:value="1600.01445544554" calcext:value-type="float">
            <text:p>1600.01445544554</text:p>
          </table:table-cell>
          <table:table-cell office:value-type="float" office:value="0.510513265986951" calcext:value-type="float">
            <text:p>0.510513265986951</text:p>
          </table:table-cell>
          <table:table-cell office:value-type="float" office:value="0.510602482094123" calcext:value-type="float">
            <text:p>0.510602482094123</text:p>
          </table:table-cell>
          <table:table-cell office:value-type="float" office:value="0.239099084821569" calcext:value-type="float">
            <text:p>0.239099084821569</text:p>
          </table:table-cell>
          <table:table-cell office:value-type="float" office:value="0.239145531979119" calcext:value-type="float">
            <text:p>0.239145531979119</text:p>
          </table:table-cell>
          <table:table-cell office:value-type="float" office:value="-180.932670443961" calcext:value-type="float">
            <text:p>-180.932670443961</text:p>
          </table:table-cell>
          <table:table-cell office:value-type="float" office:value="180.932670443961" calcext:value-type="float">
            <text:p>180.932670443961</text:p>
          </table:table-cell>
          <table:table-cell office:value-type="float" office:value="1412.00363063937" calcext:value-type="float">
            <text:p>1412.00363063937</text:p>
          </table:table-cell>
          <table:table-cell office:value-type="float" office:value="1780.94712588951" calcext:value-type="float">
            <text:p>1780.94712588951</text:p>
          </table:table-cell>
          <table:table-cell office:value-type="float" office:value="1688.71125207697" calcext:value-type="float">
            <text:p>1688.71125207697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1.92" calcext:value-type="float">
            <text:p>-1.92</text:p>
          </table:table-cell>
          <table:table-cell office:value-type="float" office:value="1.92" calcext:value-type="float">
            <text:p>1.92</text:p>
          </table:table-cell>
          <table:table-cell office:value-type="float" office:value="1583.47188118812" calcext:value-type="float">
            <text:p>1583.47188118812</text:p>
          </table:table-cell>
          <table:table-cell office:value-type="float" office:value="1587.31188118812" calcext:value-type="float">
            <text:p>1587.31188118812</text:p>
          </table:table-cell>
          <table:table-cell office:value-type="float" office:value="0.510397514436822" calcext:value-type="float">
            <text:p>0.510397514436822</text:p>
          </table:table-cell>
          <table:table-cell office:value-type="float" office:value="0.510444376894126" calcext:value-type="float">
            <text:p>0.510444376894126</text:p>
          </table:table-cell>
          <table:table-cell office:value-type="float" office:value="0.253816704128801" calcext:value-type="float">
            <text:p>0.253816704128801</text:p>
          </table:table-cell>
          <table:table-cell office:value-type="float" office:value="0.253845767073813" calcext:value-type="float">
            <text:p>0.253845767073813</text:p>
          </table:table-cell>
          <table:table-cell office:value-type="float" office:value="-194.430076864371" calcext:value-type="float">
            <text:p>-194.430076864371</text:p>
          </table:table-cell>
          <table:table-cell office:value-type="float" office:value="194.430076864371" calcext:value-type="float">
            <text:p>194.430076864371</text:p>
          </table:table-cell>
          <table:table-cell office:value-type="float" office:value="1389.06901108519" calcext:value-type="float">
            <text:p>1389.06901108519</text:p>
          </table:table-cell>
          <table:table-cell office:value-type="float" office:value="1781.74195805249" calcext:value-type="float">
            <text:p>1781.74195805249</text:p>
          </table:table-cell>
          <table:table-cell office:value-type="float" office:value="1683.57372131067" calcext:value-type="float">
            <text:p>1683.57372131067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4.72" calcext:value-type="float">
            <text:p>-4.72</text:p>
          </table:table-cell>
          <table:table-cell office:value-type="float" office:value="4.72" calcext:value-type="float">
            <text:p>4.72</text:p>
          </table:table-cell>
          <table:table-cell office:value-type="float" office:value="2000.94217821782" calcext:value-type="float">
            <text:p>2000.94217821782</text:p>
          </table:table-cell>
          <table:table-cell office:value-type="float" office:value="2010.38217821782" calcext:value-type="float">
            <text:p>2010.38217821782</text:p>
          </table:table-cell>
          <table:table-cell office:value-type="float" office:value="0.520215915924044" calcext:value-type="float">
            <text:p>0.520215915924044</text:p>
          </table:table-cell>
          <table:table-cell office:value-type="float" office:value="0.520602055816806" calcext:value-type="float">
            <text:p>0.520602055816806</text:p>
          </table:table-cell>
          <table:table-cell office:value-type="float" office:value="0.244860308338198" calcext:value-type="float">
            <text:p>0.244860308338198</text:p>
          </table:table-cell>
          <table:table-cell office:value-type="float" office:value="0.245028821142275" calcext:value-type="float">
            <text:p>0.245028821142275</text:p>
          </table:table-cell>
          <table:table-cell office:value-type="float" office:value="-186.27279266377" calcext:value-type="float">
            <text:p>-186.27279266377</text:p>
          </table:table-cell>
          <table:table-cell office:value-type="float" office:value="186.27279266377" calcext:value-type="float">
            <text:p>186.27279266377</text:p>
          </table:table-cell>
          <table:table-cell office:value-type="float" office:value="1814.82345576657" calcext:value-type="float">
            <text:p>1814.82345576657</text:p>
          </table:table-cell>
          <table:table-cell office:value-type="float" office:value="2196.65497088159" calcext:value-type="float">
            <text:p>2196.65497088159</text:p>
          </table:table-cell>
          <table:table-cell office:value-type="float" office:value="2101.19709210284" calcext:value-type="float">
            <text:p>2101.19709210284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20.93326732673" calcext:value-type="float">
            <text:p>1720.93326732673</text:p>
          </table:table-cell>
          <table:table-cell office:value-type="float" office:value="1727.01326732673" calcext:value-type="float">
            <text:p>1727.01326732673</text:p>
          </table:table-cell>
          <table:table-cell office:value-type="float" office:value="0.512414991807342" calcext:value-type="float">
            <text:p>0.512414991807342</text:p>
          </table:table-cell>
          <table:table-cell office:value-type="float" office:value="0.512524230451515" calcext:value-type="float">
            <text:p>0.512524230451515</text:p>
          </table:table-cell>
          <table:table-cell office:value-type="float" office:value="0.270025597558571" calcext:value-type="float">
            <text:p>0.270025597558571</text:p>
          </table:table-cell>
          <table:table-cell office:value-type="float" office:value="0.270079594028739" calcext:value-type="float">
            <text:p>0.270079594028739</text:p>
          </table:table-cell>
          <table:table-cell office:value-type="float" office:value="-209.983239102191" calcext:value-type="float">
            <text:p>-209.983239102191</text:p>
          </table:table-cell>
          <table:table-cell office:value-type="float" office:value="209.983239102191" calcext:value-type="float">
            <text:p>209.983239102191</text:p>
          </table:table-cell>
          <table:table-cell office:value-type="float" office:value="1511.00300198141" calcext:value-type="float">
            <text:p>1511.00300198141</text:p>
          </table:table-cell>
          <table:table-cell office:value-type="float" office:value="1936.99650642892" calcext:value-type="float">
            <text:p>1936.99650642892</text:p>
          </table:table-cell>
          <table:table-cell office:value-type="float" office:value="1830.49813031705" calcext:value-type="float">
            <text:p>1830.4981303170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4.1" calcext:value-type="float">
            <text:p>-4.1</text:p>
          </table:table-cell>
          <table:table-cell office:value-type="float" office:value="4.1" calcext:value-type="float">
            <text:p>4.1</text:p>
          </table:table-cell>
          <table:table-cell office:value-type="float" office:value="1885.90693069307" calcext:value-type="float">
            <text:p>1885.90693069307</text:p>
          </table:table-cell>
          <table:table-cell office:value-type="float" office:value="1894.10693069307" calcext:value-type="float">
            <text:p>1894.10693069307</text:p>
          </table:table-cell>
          <table:table-cell office:value-type="float" office:value="0.516230429932613" calcext:value-type="float">
            <text:p>0.516230429932613</text:p>
          </table:table-cell>
          <table:table-cell office:value-type="float" office:value="0.516473694762539" calcext:value-type="float">
            <text:p>0.516473694762539</text:p>
          </table:table-cell>
          <table:table-cell office:value-type="float" office:value="0.201910937976091" calcext:value-type="float">
            <text:p>0.201910937976091</text:p>
          </table:table-cell>
          <table:table-cell office:value-type="float" office:value="0.201986691497691" calcext:value-type="float">
            <text:p>0.201986691497691</text:p>
          </table:table-cell>
          <table:table-cell office:value-type="float" office:value="-148.837287891866" calcext:value-type="float">
            <text:p>-148.837287891866</text:p>
          </table:table-cell>
          <table:table-cell office:value-type="float" office:value="148.837287891866" calcext:value-type="float">
            <text:p>148.837287891866</text:p>
          </table:table-cell>
          <table:table-cell office:value-type="float" office:value="1737.13254282838" calcext:value-type="float">
            <text:p>1737.13254282838</text:p>
          </table:table-cell>
          <table:table-cell office:value-type="float" office:value="2042.94421858494" calcext:value-type="float">
            <text:p>2042.94421858494</text:p>
          </table:table-cell>
          <table:table-cell office:value-type="float" office:value="1966.4912996458" calcext:value-type="float">
            <text:p>1966.4912996458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4.5" calcext:value-type="float">
            <text:p>-4.5</text:p>
          </table:table-cell>
          <table:table-cell office:value-type="float" office:value="4.5" calcext:value-type="float">
            <text:p>4.5</text:p>
          </table:table-cell>
          <table:table-cell office:value-type="float" office:value="1322.11782178218" calcext:value-type="float">
            <text:p>1322.11782178218</text:p>
          </table:table-cell>
          <table:table-cell office:value-type="float" office:value="1331.11782178218" calcext:value-type="float">
            <text:p>1331.11782178218</text:p>
          </table:table-cell>
          <table:table-cell office:value-type="float" office:value="0.50761721447015" calcext:value-type="float">
            <text:p>0.50761721447015</text:p>
          </table:table-cell>
          <table:table-cell office:value-type="float" office:value="0.507717935340317" calcext:value-type="float">
            <text:p>0.507717935340317</text:p>
          </table:table-cell>
          <table:table-cell office:value-type="float" office:value="0.264416585701929" calcext:value-type="float">
            <text:p>0.264416585701929</text:p>
          </table:table-cell>
          <table:table-cell office:value-type="float" office:value="0.264455460423748" calcext:value-type="float">
            <text:p>0.264455460423748</text:p>
          </table:table-cell>
          <table:table-cell office:value-type="float" office:value="-204.511658521716" calcext:value-type="float">
            <text:p>-204.511658521716</text:p>
          </table:table-cell>
          <table:table-cell office:value-type="float" office:value="204.511658521716" calcext:value-type="float">
            <text:p>204.511658521716</text:p>
          </table:table-cell>
          <table:table-cell office:value-type="float" office:value="1117.64366587754" calcext:value-type="float">
            <text:p>1117.64366587754</text:p>
          </table:table-cell>
          <table:table-cell office:value-type="float" office:value="1535.62948030389" calcext:value-type="float">
            <text:p>1535.62948030389</text:p>
          </table:table-cell>
          <table:table-cell office:value-type="float" office:value="1431.13302669731" calcext:value-type="float">
            <text:p>1431.13302669731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389.62574257426" calcext:value-type="float">
            <text:p>1389.62574257426</text:p>
          </table:table-cell>
          <table:table-cell office:value-type="float" office:value="1402.18574257426" calcext:value-type="float">
            <text:p>1402.18574257426</text:p>
          </table:table-cell>
          <table:table-cell office:value-type="float" office:value="0.508339856977688" calcext:value-type="float">
            <text:p>0.508339856977688</text:p>
          </table:table-cell>
          <table:table-cell office:value-type="float" office:value="0.508468200059261" calcext:value-type="float">
            <text:p>0.508468200059261</text:p>
          </table:table-cell>
          <table:table-cell office:value-type="float" office:value="0.241242248268688" calcext:value-type="float">
            <text:p>0.241242248268688</text:p>
          </table:table-cell>
          <table:table-cell office:value-type="float" office:value="0.241305462865446" calcext:value-type="float">
            <text:p>0.241305462865446</text:p>
          </table:table-cell>
          <table:table-cell office:value-type="float" office:value="-182.883977105242" calcext:value-type="float">
            <text:p>-182.883977105242</text:p>
          </table:table-cell>
          <table:table-cell office:value-type="float" office:value="182.883977105242" calcext:value-type="float">
            <text:p>182.883977105242</text:p>
          </table:table-cell>
          <table:table-cell office:value-type="float" office:value="1206.7990243263" calcext:value-type="float">
            <text:p>1206.7990243263</text:p>
          </table:table-cell>
          <table:table-cell office:value-type="float" office:value="1585.0697196795" calcext:value-type="float">
            <text:p>1585.0697196795</text:p>
          </table:table-cell>
          <table:table-cell office:value-type="float" office:value="1490.5020458412" calcext:value-type="float">
            <text:p>1490.5020458412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213.01168316832" calcext:value-type="float">
            <text:p>1213.01168316832</text:p>
          </table:table-cell>
          <table:table-cell office:value-type="float" office:value="1219.01168316832" calcext:value-type="float">
            <text:p>1219.01168316832</text:p>
          </table:table-cell>
          <table:table-cell office:value-type="float" office:value="0.506217083386093" calcext:value-type="float">
            <text:p>0.506217083386093</text:p>
          </table:table-cell>
          <table:table-cell office:value-type="float" office:value="0.506304869781403" calcext:value-type="float">
            <text:p>0.506304869781403</text:p>
          </table:table-cell>
          <table:table-cell office:value-type="float" office:value="0.225902246544739" calcext:value-type="float">
            <text:p>0.225902246544739</text:p>
          </table:table-cell>
          <table:table-cell office:value-type="float" office:value="0.225930469100775" calcext:value-type="float">
            <text:p>0.225930469100775</text:p>
          </table:table-cell>
          <table:table-cell office:value-type="float" office:value="-169.213707499773" calcext:value-type="float">
            <text:p>-169.213707499773</text:p>
          </table:table-cell>
          <table:table-cell office:value-type="float" office:value="169.213707499773" calcext:value-type="float">
            <text:p>169.213707499773</text:p>
          </table:table-cell>
          <table:table-cell office:value-type="float" office:value="1043.8226173845" calcext:value-type="float">
            <text:p>1043.8226173845</text:p>
          </table:table-cell>
          <table:table-cell office:value-type="float" office:value="1388.22539066809" calcext:value-type="float">
            <text:p>1388.22539066809</text:p>
          </table:table-cell>
          <table:table-cell office:value-type="float" office:value="1302.12469734719" calcext:value-type="float">
            <text:p>1302.12469734719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3.12" calcext:value-type="float">
            <text:p>-3.12</text:p>
          </table:table-cell>
          <table:table-cell office:value-type="float" office:value="3.12" calcext:value-type="float">
            <text:p>3.12</text:p>
          </table:table-cell>
          <table:table-cell office:value-type="float" office:value="2250.99881188119" calcext:value-type="float">
            <text:p>2250.99881188119</text:p>
          </table:table-cell>
          <table:table-cell office:value-type="float" office:value="2257.23881188119" calcext:value-type="float">
            <text:p>2257.23881188119</text:p>
          </table:table-cell>
          <table:table-cell office:value-type="float" office:value="0.534163922521249" calcext:value-type="float">
            <text:p>0.534163922521249</text:p>
          </table:table-cell>
          <table:table-cell office:value-type="float" office:value="0.534623328776001" calcext:value-type="float">
            <text:p>0.534623328776001</text:p>
          </table:table-cell>
          <table:table-cell office:value-type="float" office:value="0.26217942019766" calcext:value-type="float">
            <text:p>0.26217942019766</text:p>
          </table:table-cell>
          <table:table-cell office:value-type="float" office:value="0.262430683179974" calcext:value-type="float">
            <text:p>0.262430683179974</text:p>
          </table:table-cell>
          <table:table-cell office:value-type="float" office:value="-202.564006760153" calcext:value-type="float">
            <text:p>-202.564006760153</text:p>
          </table:table-cell>
          <table:table-cell office:value-type="float" office:value="202.564006760153" calcext:value-type="float">
            <text:p>202.564006760153</text:p>
          </table:table-cell>
          <table:table-cell office:value-type="float" office:value="2048.67569807377" calcext:value-type="float">
            <text:p>2048.67569807377</text:p>
          </table:table-cell>
          <table:table-cell office:value-type="float" office:value="2459.80281864134" calcext:value-type="float">
            <text:p>2459.80281864134</text:p>
          </table:table-cell>
          <table:table-cell office:value-type="float" office:value="2357.02103849945" calcext:value-type="float">
            <text:p>2357.02103849945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2.28" calcext:value-type="float">
            <text:p>-2.28</text:p>
          </table:table-cell>
          <table:table-cell office:value-type="float" office:value="2.28" calcext:value-type="float">
            <text:p>2.28</text:p>
          </table:table-cell>
          <table:table-cell office:value-type="float" office:value="2279.92158415842" calcext:value-type="float">
            <text:p>2279.92158415842</text:p>
          </table:table-cell>
          <table:table-cell office:value-type="float" office:value="2284.48158415842" calcext:value-type="float">
            <text:p>2284.48158415842</text:p>
          </table:table-cell>
          <table:table-cell office:value-type="float" office:value="0.536344755836579" calcext:value-type="float">
            <text:p>0.536344755836579</text:p>
          </table:table-cell>
          <table:table-cell office:value-type="float" office:value="0.536700695894458" calcext:value-type="float">
            <text:p>0.536700695894458</text:p>
          </table:table-cell>
          <table:table-cell office:value-type="float" office:value="0.277250596564614" calcext:value-type="float">
            <text:p>0.277250596564614</text:p>
          </table:table-cell>
          <table:table-cell office:value-type="float" office:value="0.277442304630875" calcext:value-type="float">
            <text:p>0.277442304630875</text:p>
          </table:table-cell>
          <table:table-cell office:value-type="float" office:value="-217.290221468194" calcext:value-type="float">
            <text:p>-217.290221468194</text:p>
          </table:table-cell>
          <table:table-cell office:value-type="float" office:value="217.290221468194" calcext:value-type="float">
            <text:p>217.290221468194</text:p>
          </table:table-cell>
          <table:table-cell office:value-type="float" office:value="2062.82377837374" calcext:value-type="float">
            <text:p>2062.82377837374</text:p>
          </table:table-cell>
          <table:table-cell office:value-type="float" office:value="2501.77180562661" calcext:value-type="float">
            <text:p>2501.77180562661</text:p>
          </table:table-cell>
          <table:table-cell office:value-type="float" office:value="2392.03479881339" calcext:value-type="float">
            <text:p>2392.03479881339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3.28" calcext:value-type="float">
            <text:p>-3.28</text:p>
          </table:table-cell>
          <table:table-cell office:value-type="float" office:value="3.28" calcext:value-type="float">
            <text:p>3.28</text:p>
          </table:table-cell>
          <table:table-cell office:value-type="float" office:value="1504.44693069307" calcext:value-type="float">
            <text:p>1504.44693069307</text:p>
          </table:table-cell>
          <table:table-cell office:value-type="float" office:value="1511.00693069307" calcext:value-type="float">
            <text:p>1511.00693069307</text:p>
          </table:table-cell>
          <table:table-cell office:value-type="float" office:value="0.509509504548395" calcext:value-type="float">
            <text:p>0.509509504548395</text:p>
          </table:table-cell>
          <table:table-cell office:value-type="float" office:value="0.509578820518621" calcext:value-type="float">
            <text:p>0.509578820518621</text:p>
          </table:table-cell>
          <table:table-cell office:value-type="float" office:value="0.23255799497637" calcext:value-type="float">
            <text:p>0.23255799497637</text:p>
          </table:table-cell>
          <table:table-cell office:value-type="float" office:value="0.232580583470176" calcext:value-type="float">
            <text:p>0.232580583470176</text:p>
          </table:table-cell>
          <table:table-cell office:value-type="float" office:value="-175.064986763845" calcext:value-type="float">
            <text:p>-175.064986763845</text:p>
          </table:table-cell>
          <table:table-cell office:value-type="float" office:value="175.064986763845" calcext:value-type="float">
            <text:p>175.064986763845</text:p>
          </table:table-cell>
          <table:table-cell office:value-type="float" office:value="1329.40197349754" calcext:value-type="float">
            <text:p>1329.40197349754</text:p>
          </table:table-cell>
          <table:table-cell office:value-type="float" office:value="1686.07191745691" calcext:value-type="float">
            <text:p>1686.07191745691</text:p>
          </table:table-cell>
          <table:table-cell office:value-type="float" office:value="1596.90443146707" calcext:value-type="float">
            <text:p>1596.90443146707</text:p>
          </table:table-cell>
        </table:table-row>
      </table:table>
      <table:table table:name="Ranked_Full" table:style-name="ta1"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4.06" calcext:value-type="float">
            <text:p>-4.06</text:p>
          </table:table-cell>
          <table:table-cell office:value-type="float" office:value="4.06" calcext:value-type="float">
            <text:p>4.06</text:p>
          </table:table-cell>
          <table:table-cell office:value-type="float" office:value="1235.8601980198" calcext:value-type="float">
            <text:p>1235.8601980198</text:p>
          </table:table-cell>
          <table:table-cell office:value-type="float" office:value="1243.9801980198" calcext:value-type="float">
            <text:p>1243.9801980198</text:p>
          </table:table-cell>
          <table:table-cell office:value-type="float" office:value="0.506543617843217" calcext:value-type="float">
            <text:p>0.506543617843217</text:p>
          </table:table-cell>
          <table:table-cell office:value-type="float" office:value="0.506654790072616" calcext:value-type="float">
            <text:p>0.506654790072616</text:p>
          </table:table-cell>
          <table:table-cell office:value-type="float" office:value="0.294433549109786" calcext:value-type="float">
            <text:p>0.294433549109786</text:p>
          </table:table-cell>
          <table:table-cell office:value-type="float" office:value="0.294504153227404" calcext:value-type="float">
            <text:p>0.294504153227404</text:p>
          </table:table-cell>
          <table:table-cell office:value-type="float" office:value="-234.917249168522" calcext:value-type="float">
            <text:p>-234.917249168522</text:p>
          </table:table-cell>
          <table:table-cell office:value-type="float" office:value="234.917249168522" calcext:value-type="float">
            <text:p>234.917249168522</text:p>
          </table:table-cell>
          <table:table-cell office:value-type="float" office:value="1001.0180626648" calcext:value-type="float">
            <text:p>1001.0180626648</text:p>
          </table:table-cell>
          <table:table-cell office:value-type="float" office:value="1478.89744718832" calcext:value-type="float">
            <text:p>1478.89744718832</text:p>
          </table:table-cell>
          <table:table-cell office:value-type="float" office:value="1359.42760105744" calcext:value-type="float">
            <text:p>1359.42760105744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14.66732673267" calcext:value-type="float">
            <text:p>1714.66732673267</text:p>
          </table:table-cell>
          <table:table-cell office:value-type="float" office:value="1720.74732673267" calcext:value-type="float">
            <text:p>1720.74732673267</text:p>
          </table:table-cell>
          <table:table-cell office:value-type="float" office:value="0.512304506302298" calcext:value-type="float">
            <text:p>0.512304506302298</text:p>
          </table:table-cell>
          <table:table-cell office:value-type="float" office:value="0.512411682794566" calcext:value-type="float">
            <text:p>0.512411682794566</text:p>
          </table:table-cell>
          <table:table-cell office:value-type="float" office:value="0.247870919951425" calcext:value-type="float">
            <text:p>0.247870919951425</text:p>
          </table:table-cell>
          <table:table-cell office:value-type="float" office:value="0.247923050973322" calcext:value-type="float">
            <text:p>0.247923050973322</text:p>
          </table:table-cell>
          <table:table-cell office:value-type="float" office:value="-188.929513837361" calcext:value-type="float">
            <text:p>-188.929513837361</text:p>
          </table:table-cell>
          <table:table-cell office:value-type="float" office:value="188.929513837361" calcext:value-type="float">
            <text:p>188.929513837361</text:p>
          </table:table-cell>
          <table:table-cell office:value-type="float" office:value="1525.78584379488" calcext:value-type="float">
            <text:p>1525.78584379488</text:p>
          </table:table-cell>
          <table:table-cell office:value-type="float" office:value="1909.67684057003" calcext:value-type="float">
            <text:p>1909.67684057003</text:p>
          </table:table-cell>
          <table:table-cell office:value-type="float" office:value="1813.70409137624" calcext:value-type="float">
            <text:p>1813.70409137624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2114.94554455446" calcext:value-type="float">
            <text:p>2114.94554455446</text:p>
          </table:table-cell>
          <table:table-cell office:value-type="float" office:value="2122.06554455446" calcext:value-type="float">
            <text:p>2122.06554455446</text:p>
          </table:table-cell>
          <table:table-cell office:value-type="float" office:value="0.525564853447199" calcext:value-type="float">
            <text:p>0.525564853447199</text:p>
          </table:table-cell>
          <table:table-cell office:value-type="float" office:value="0.525951566257308" calcext:value-type="float">
            <text:p>0.525951566257308</text:p>
          </table:table-cell>
          <table:table-cell office:value-type="float" office:value="0.255662054319946" calcext:value-type="float">
            <text:p>0.255662054319946</text:p>
          </table:table-cell>
          <table:table-cell office:value-type="float" office:value="0.255835057419205" calcext:value-type="float">
            <text:p>0.255835057419205</text:p>
          </table:table-cell>
          <table:table-cell office:value-type="float" office:value="-196.297489582611" calcext:value-type="float">
            <text:p>-196.297489582611</text:p>
          </table:table-cell>
          <table:table-cell office:value-type="float" office:value="196.297489582611" calcext:value-type="float">
            <text:p>196.297489582611</text:p>
          </table:table-cell>
          <table:table-cell office:value-type="float" office:value="1918.81086596819" calcext:value-type="float">
            <text:p>1918.81086596819</text:p>
          </table:table-cell>
          <table:table-cell office:value-type="float" office:value="2318.36303413707" calcext:value-type="float">
            <text:p>2318.36303413707</text:p>
          </table:table-cell>
          <table:table-cell office:value-type="float" office:value="2218.47499209485" calcext:value-type="float">
            <text:p>2218.47499209485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2.78" calcext:value-type="float">
            <text:p>-2.78</text:p>
          </table:table-cell>
          <table:table-cell office:value-type="float" office:value="2.78" calcext:value-type="float">
            <text:p>2.78</text:p>
          </table:table-cell>
          <table:table-cell office:value-type="float" office:value="1165.74772277228" calcext:value-type="float">
            <text:p>1165.74772277228</text:p>
          </table:table-cell>
          <table:table-cell office:value-type="float" office:value="1171.30772277228" calcext:value-type="float">
            <text:p>1171.30772277228</text:p>
          </table:table-cell>
          <table:table-cell office:value-type="float" office:value="0.505469213087149" calcext:value-type="float">
            <text:p>0.505469213087149</text:p>
          </table:table-cell>
          <table:table-cell office:value-type="float" office:value="0.505562730015352" calcext:value-type="float">
            <text:p>0.505562730015352</text:p>
          </table:table-cell>
          <table:table-cell office:value-type="float" office:value="0.215298234073622" calcext:value-type="float">
            <text:p>0.215298234073622</text:p>
          </table:table-cell>
          <table:table-cell office:value-type="float" office:value="0.215323582083109" calcext:value-type="float">
            <text:p>0.215323582083109</text:p>
          </table:table-cell>
          <table:table-cell office:value-type="float" office:value="-160.060420084339" calcext:value-type="float">
            <text:p>-160.060420084339</text:p>
          </table:table-cell>
          <table:table-cell office:value-type="float" office:value="160.060420084339" calcext:value-type="float">
            <text:p>160.060420084339</text:p>
          </table:table-cell>
          <table:table-cell office:value-type="float" office:value="1005.70892601359" calcext:value-type="float">
            <text:p>1005.70892601359</text:p>
          </table:table-cell>
          <table:table-cell office:value-type="float" office:value="1331.36814285662" calcext:value-type="float">
            <text:p>1331.36814285662</text:p>
          </table:table-cell>
          <table:table-cell office:value-type="float" office:value="1249.95333864586" calcext:value-type="float">
            <text:p>1249.95333864586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653.39544554455" calcext:value-type="float">
            <text:p>1653.39544554455</text:p>
          </table:table-cell>
          <table:table-cell office:value-type="float" office:value="1660.11544554455" calcext:value-type="float">
            <text:p>1660.11544554455</text:p>
          </table:table-cell>
          <table:table-cell office:value-type="float" office:value="0.51132649993738" calcext:value-type="float">
            <text:p>0.51132649993738</text:p>
          </table:table-cell>
          <table:table-cell office:value-type="float" office:value="0.511425397626767" calcext:value-type="float">
            <text:p>0.511425397626767</text:p>
          </table:table-cell>
          <table:table-cell office:value-type="float" office:value="0.238824096016213" calcext:value-type="float">
            <text:p>0.238824096016213</text:p>
          </table:table-cell>
          <table:table-cell office:value-type="float" office:value="0.238881612830304" calcext:value-type="float">
            <text:p>0.238881612830304</text:p>
          </table:table-cell>
          <table:table-cell office:value-type="float" office:value="-180.694961843137" calcext:value-type="float">
            <text:p>-180.694961843137</text:p>
          </table:table-cell>
          <table:table-cell office:value-type="float" office:value="180.694961843137" calcext:value-type="float">
            <text:p>180.694961843137</text:p>
          </table:table-cell>
          <table:table-cell office:value-type="float" office:value="1472.7522677364" calcext:value-type="float">
            <text:p>1472.7522677364</text:p>
          </table:table-cell>
          <table:table-cell office:value-type="float" office:value="1840.81040738769" calcext:value-type="float">
            <text:p>1840.81040738769</text:p>
          </table:table-cell>
          <table:table-cell office:value-type="float" office:value="1748.79587247487" calcext:value-type="float">
            <text:p>1748.7958724748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float" office:value="1768.32079207921" calcext:value-type="float">
            <text:p>1768.32079207921</text:p>
          </table:table-cell>
          <table:table-cell office:value-type="float" office:value="1775.12079207921" calcext:value-type="float">
            <text:p>1775.12079207921</text:p>
          </table:table-cell>
          <table:table-cell office:value-type="float" office:value="0.513322700314175" calcext:value-type="float">
            <text:p>0.513322700314175</text:p>
          </table:table-cell>
          <table:table-cell office:value-type="float" office:value="0.513464112997354" calcext:value-type="float">
            <text:p>0.513464112997354</text:p>
          </table:table-cell>
          <table:table-cell office:value-type="float" office:value="0.247886724976218" calcext:value-type="float">
            <text:p>0.247886724976218</text:p>
          </table:table-cell>
          <table:table-cell office:value-type="float" office:value="0.247915503697707" calcext:value-type="float">
            <text:p>0.247915503697707</text:p>
          </table:table-cell>
          <table:table-cell office:value-type="float" office:value="-188.92255974987" calcext:value-type="float">
            <text:p>-188.92255974987</text:p>
          </table:table-cell>
          <table:table-cell office:value-type="float" office:value="188.92255974987" calcext:value-type="float">
            <text:p>188.92255974987</text:p>
          </table:table-cell>
          <table:table-cell office:value-type="float" office:value="1579.42474788258" calcext:value-type="float">
            <text:p>1579.42474788258</text:p>
          </table:table-cell>
          <table:table-cell office:value-type="float" office:value="1964.04335182908" calcext:value-type="float">
            <text:p>1964.04335182908</text:p>
          </table:table-cell>
          <table:table-cell office:value-type="float" office:value="1867.88870084245" calcext:value-type="float">
            <text:p>1867.88870084245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1993.70475247525" calcext:value-type="float">
            <text:p>1993.70475247525</text:p>
          </table:table-cell>
          <table:table-cell office:value-type="float" office:value="2002.54475247525" calcext:value-type="float">
            <text:p>2002.54475247525</text:p>
          </table:table-cell>
          <table:table-cell office:value-type="float" office:value="0.519926351853797" calcext:value-type="float">
            <text:p>0.519926351853797</text:p>
          </table:table-cell>
          <table:table-cell office:value-type="float" office:value="0.520280790822826" calcext:value-type="float">
            <text:p>0.520280790822826</text:p>
          </table:table-cell>
          <table:table-cell office:value-type="float" office:value="0.257426117796671" calcext:value-type="float">
            <text:p>0.257426117796671</text:p>
          </table:table-cell>
          <table:table-cell office:value-type="float" office:value="0.257612820078164" calcext:value-type="float">
            <text:p>0.257612820078164</text:p>
          </table:table-cell>
          <table:table-cell office:value-type="float" office:value="-197.97506767026" calcext:value-type="float">
            <text:p>-197.97506767026</text:p>
          </table:table-cell>
          <table:table-cell office:value-type="float" office:value="197.97506767026" calcext:value-type="float">
            <text:p>197.97506767026</text:p>
          </table:table-cell>
          <table:table-cell office:value-type="float" office:value="1795.90625738827" calcext:value-type="float">
            <text:p>1795.90625738827</text:p>
          </table:table-cell>
          <table:table-cell office:value-type="float" office:value="2200.51982014551" calcext:value-type="float">
            <text:p>2200.51982014551</text:p>
          </table:table-cell>
          <table:table-cell office:value-type="float" office:value="2099.3664294562" calcext:value-type="float">
            <text:p>2099.3664294562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-4.18" calcext:value-type="float">
            <text:p>-4.18</text:p>
          </table:table-cell>
          <table:table-cell office:value-type="float" office:value="4.18" calcext:value-type="float">
            <text:p>4.18</text:p>
          </table:table-cell>
          <table:table-cell office:value-type="float" office:value="1860.71306930693" calcext:value-type="float">
            <text:p>1860.71306930693</text:p>
          </table:table-cell>
          <table:table-cell office:value-type="float" office:value="1869.07306930693" calcext:value-type="float">
            <text:p>1869.07306930693</text:p>
          </table:table-cell>
          <table:table-cell office:value-type="float" office:value="0.51551850144469" calcext:value-type="float">
            <text:p>0.51551850144469</text:p>
          </table:table-cell>
          <table:table-cell office:value-type="float" office:value="0.515748914260248" calcext:value-type="float">
            <text:p>0.515748914260248</text:p>
          </table:table-cell>
          <table:table-cell office:value-type="float" office:value="0.244880923708168" calcext:value-type="float">
            <text:p>0.244880923708168</text:p>
          </table:table-cell>
          <table:table-cell office:value-type="float" office:value="0.244954696232448" calcext:value-type="float">
            <text:p>0.244954696232448</text:p>
          </table:table-cell>
          <table:table-cell office:value-type="float" office:value="-186.205012471188" calcext:value-type="float">
            <text:p>-186.205012471188</text:p>
          </table:table-cell>
          <table:table-cell office:value-type="float" office:value="186.205012471188" calcext:value-type="float">
            <text:p>186.205012471188</text:p>
          </table:table-cell>
          <table:table-cell office:value-type="float" office:value="1674.5755019437" calcext:value-type="float">
            <text:p>1674.5755019437</text:p>
          </table:table-cell>
          <table:table-cell office:value-type="float" office:value="2055.27808177812" calcext:value-type="float">
            <text:p>2055.27808177812</text:p>
          </table:table-cell>
          <table:table-cell office:value-type="float" office:value="1960.10243681951" calcext:value-type="float">
            <text:p>1960.10243681951</text:p>
          </table:table-cell>
        </table:table-row>
        <table:table-row table:style-name="ro1">
          <table:table-cell office:value-type="string" calcext:value-type="string">
            <text:p>Bo-FORCE</text:p>
          </table:table-cell>
          <table:table-cell office:value-type="float" office:value="-3.32" calcext:value-type="float">
            <text:p>-3.32</text:p>
          </table:table-cell>
          <table:table-cell office:value-type="float" office:value="3.32" calcext:value-type="float">
            <text:p>3.32</text:p>
          </table:table-cell>
          <table:table-cell office:value-type="float" office:value="1758.4998019802" calcext:value-type="float">
            <text:p>1758.4998019802</text:p>
          </table:table-cell>
          <table:table-cell office:value-type="float" office:value="1765.1398019802" calcext:value-type="float">
            <text:p>1765.1398019802</text:p>
          </table:table-cell>
          <table:table-cell office:value-type="float" office:value="0.513123600223452" calcext:value-type="float">
            <text:p>0.513123600223452</text:p>
          </table:table-cell>
          <table:table-cell office:value-type="float" office:value="0.513257554326652" calcext:value-type="float">
            <text:p>0.513257554326652</text:p>
          </table:table-cell>
          <table:table-cell office:value-type="float" office:value="0.305823308460481" calcext:value-type="float">
            <text:p>0.305823308460481</text:p>
          </table:table-cell>
          <table:table-cell office:value-type="float" office:value="0.30588200150833" calcext:value-type="float">
            <text:p>0.30588200150833</text:p>
          </table:table-cell>
          <table:table-cell office:value-type="float" office:value="-247.282260655317" calcext:value-type="float">
            <text:p>-247.282260655317</text:p>
          </table:table-cell>
          <table:table-cell office:value-type="float" office:value="247.282260655317" calcext:value-type="float">
            <text:p>247.282260655317</text:p>
          </table:table-cell>
          <table:table-cell office:value-type="float" office:value="1511.28271074712" calcext:value-type="float">
            <text:p>1511.28271074712</text:p>
          </table:table-cell>
          <table:table-cell office:value-type="float" office:value="2012.42206263551" calcext:value-type="float">
            <text:p>2012.42206263551</text:p>
          </table:table-cell>
          <table:table-cell office:value-type="float" office:value="1887.13722466342" calcext:value-type="float">
            <text:p>1887.13722466342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425.32376237624" calcext:value-type="float">
            <text:p>1425.32376237624</text:p>
          </table:table-cell>
          <table:table-cell office:value-type="float" office:value="1432.04376237624" calcext:value-type="float">
            <text:p>1432.04376237624</text:p>
          </table:table-cell>
          <table:table-cell office:value-type="float" office:value="0.508702312175546" calcext:value-type="float">
            <text:p>0.508702312175546</text:p>
          </table:table-cell>
          <table:table-cell office:value-type="float" office:value="0.508770010658237" calcext:value-type="float">
            <text:p>0.508770010658237</text:p>
          </table:table-cell>
          <table:table-cell office:value-type="float" office:value="0.242673417604743" calcext:value-type="float">
            <text:p>0.242673417604743</text:p>
          </table:table-cell>
          <table:table-cell office:value-type="float" office:value="0.242704564845245" calcext:value-type="float">
            <text:p>0.242704564845245</text:p>
          </table:table-cell>
          <table:table-cell office:value-type="float" office:value="-184.153604810464" calcext:value-type="float">
            <text:p>-184.153604810464</text:p>
          </table:table-cell>
          <table:table-cell office:value-type="float" office:value="184.153604810464" calcext:value-type="float">
            <text:p>184.153604810464</text:p>
          </table:table-cell>
          <table:table-cell office:value-type="float" office:value="1241.19847138959" calcext:value-type="float">
            <text:p>1241.19847138959</text:p>
          </table:table-cell>
          <table:table-cell office:value-type="float" office:value="1616.1973671867" calcext:value-type="float">
            <text:p>1616.1973671867</text:p>
          </table:table-cell>
          <table:table-cell office:value-type="float" office:value="1522.44764323742" calcext:value-type="float">
            <text:p>1522.44764323742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16.8095238095238" calcext:value-type="float">
            <text:p>-16.8095238095238</text:p>
          </table:table-cell>
          <table:table-cell office:value-type="float" office:value="16.8095238095238" calcext:value-type="float">
            <text:p>16.8095238095238</text:p>
          </table:table-cell>
          <table:table-cell office:value-type="float" office:value="957.761904761905" calcext:value-type="float">
            <text:p>957.761904761905</text:p>
          </table:table-cell>
          <table:table-cell office:value-type="float" office:value="991.380952380952" calcext:value-type="float">
            <text:p>991.380952380952</text:p>
          </table:table-cell>
          <table:table-cell office:value-type="float" office:value="0.500551644620733" calcext:value-type="float">
            <text:p>0.500551644620733</text:p>
          </table:table-cell>
          <table:table-cell office:value-type="float" office:value="0.501567186676925" calcext:value-type="float">
            <text:p>0.501567186676925</text:p>
          </table:table-cell>
          <table:table-cell office:value-type="float" office:value="0.185645697996031" calcext:value-type="float">
            <text:p>0.185645697996031</text:p>
          </table:table-cell>
          <table:table-cell office:value-type="float" office:value="0.185944726738039" calcext:value-type="float">
            <text:p>0.185944726738039</text:p>
          </table:table-cell>
          <table:table-cell office:value-type="float" office:value="-135.713212714692" calcext:value-type="float">
            <text:p>-135.713212714692</text:p>
          </table:table-cell>
          <table:table-cell office:value-type="float" office:value="135.713212714692" calcext:value-type="float">
            <text:p>135.713212714692</text:p>
          </table:table-cell>
          <table:table-cell office:value-type="float" office:value="822.048692047212" calcext:value-type="float">
            <text:p>822.048692047212</text:p>
          </table:table-cell>
          <table:table-cell office:value-type="float" office:value="1126.85309129549" calcext:value-type="float">
            <text:p>1126.85309129549</text:p>
          </table:table-cell>
          <table:table-cell office:value-type="float" office:value="1050.65199148342" calcext:value-type="float">
            <text:p>1050.65199148342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422.32693069307" calcext:value-type="float">
            <text:p>1422.32693069307</text:p>
          </table:table-cell>
          <table:table-cell office:value-type="float" office:value="1431.00693069307" calcext:value-type="float">
            <text:p>1431.00693069307</text:p>
          </table:table-cell>
          <table:table-cell office:value-type="float" office:value="0.508672097284669" calcext:value-type="float">
            <text:p>0.508672097284669</text:p>
          </table:table-cell>
          <table:table-cell office:value-type="float" office:value="0.508759568725581" calcext:value-type="float">
            <text:p>0.508759568725581</text:p>
          </table:table-cell>
          <table:table-cell office:value-type="float" office:value="0.24118790068415" calcext:value-type="float">
            <text:p>0.24118790068415</text:p>
          </table:table-cell>
          <table:table-cell office:value-type="float" office:value="0.241233209355955" calcext:value-type="float">
            <text:p>0.241233209355955</text:p>
          </table:table-cell>
          <table:table-cell office:value-type="float" office:value="-182.818531677096" calcext:value-type="float">
            <text:p>-182.818531677096</text:p>
          </table:table-cell>
          <table:table-cell office:value-type="float" office:value="182.818531677096" calcext:value-type="float">
            <text:p>182.818531677096</text:p>
          </table:table-cell>
          <table:table-cell office:value-type="float" office:value="1239.54943241377" calcext:value-type="float">
            <text:p>1239.54943241377</text:p>
          </table:table-cell>
          <table:table-cell office:value-type="float" office:value="1613.82546237017" calcext:value-type="float">
            <text:p>1613.82546237017</text:p>
          </table:table-cell>
          <table:table-cell office:value-type="float" office:value="1520.25645488107" calcext:value-type="float">
            <text:p>1520.25645488107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061.11584158416" calcext:value-type="float">
            <text:p>1061.11584158416</text:p>
          </table:table-cell>
          <table:table-cell office:value-type="float" office:value="1079.11584158416" calcext:value-type="float">
            <text:p>1079.11584158416</text:p>
          </table:table-cell>
          <table:table-cell office:value-type="float" office:value="0.503378558933391" calcext:value-type="float">
            <text:p>0.503378558933391</text:p>
          </table:table-cell>
          <table:table-cell office:value-type="float" office:value="0.503787499804448" calcext:value-type="float">
            <text:p>0.503787499804448</text:p>
          </table:table-cell>
          <table:table-cell office:value-type="float" office:value="0.246248804435584" calcext:value-type="float">
            <text:p>0.246248804435584</text:p>
          </table:table-cell>
          <table:table-cell office:value-type="float" office:value="0.246449508310458" calcext:value-type="float">
            <text:p>0.246449508310458</text:p>
          </table:table-cell>
          <table:table-cell office:value-type="float" office:value="-187.574391690527" calcext:value-type="float">
            <text:p>-187.574391690527</text:p>
          </table:table-cell>
          <table:table-cell office:value-type="float" office:value="187.574391690527" calcext:value-type="float">
            <text:p>187.574391690527</text:p>
          </table:table-cell>
          <table:table-cell office:value-type="float" office:value="873.725621094593" calcext:value-type="float">
            <text:p>873.725621094593</text:p>
          </table:table-cell>
          <table:table-cell office:value-type="float" office:value="1266.69023327469" calcext:value-type="float">
            <text:p>1266.69023327469</text:p>
          </table:table-cell>
          <table:table-cell office:value-type="float" office:value="1168.44908022966" calcext:value-type="float">
            <text:p>1168.44908022966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6.26" calcext:value-type="float">
            <text:p>-6.26</text:p>
          </table:table-cell>
          <table:table-cell office:value-type="float" office:value="6.26" calcext:value-type="float">
            <text:p>6.26</text:p>
          </table:table-cell>
          <table:table-cell office:value-type="float" office:value="1565.11623762376" calcext:value-type="float">
            <text:p>1565.11623762376</text:p>
          </table:table-cell>
          <table:table-cell office:value-type="float" office:value="1577.63623762376" calcext:value-type="float">
            <text:p>1577.63623762376</text:p>
          </table:table-cell>
          <table:table-cell office:value-type="float" office:value="0.510179040383843" calcext:value-type="float">
            <text:p>0.510179040383843</text:p>
          </table:table-cell>
          <table:table-cell office:value-type="float" office:value="0.510327086896937" calcext:value-type="float">
            <text:p>0.510327086896937</text:p>
          </table:table-cell>
          <table:table-cell office:value-type="float" office:value="0.233717112785294" calcext:value-type="float">
            <text:p>0.233717112785294</text:p>
          </table:table-cell>
          <table:table-cell office:value-type="float" office:value="0.233785421965897" calcext:value-type="float">
            <text:p>0.233785421965897</text:p>
          </table:table-cell>
          <table:table-cell office:value-type="float" office:value="-176.134898186951" calcext:value-type="float">
            <text:p>-176.134898186951</text:p>
          </table:table-cell>
          <table:table-cell office:value-type="float" office:value="176.134898186951" calcext:value-type="float">
            <text:p>176.134898186951</text:p>
          </table:table-cell>
          <table:table-cell office:value-type="float" office:value="1389.0420811402" calcext:value-type="float">
            <text:p>1389.0420811402</text:p>
          </table:table-cell>
          <table:table-cell office:value-type="float" office:value="1753.77113581071" calcext:value-type="float">
            <text:p>1753.77113581071</text:p>
          </table:table-cell>
          <table:table-cell office:value-type="float" office:value="1662.58887214309" calcext:value-type="float">
            <text:p>1662.58887214309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-3.16" calcext:value-type="float">
            <text:p>-3.16</text:p>
          </table:table-cell>
          <table:table-cell office:value-type="float" office:value="3.16" calcext:value-type="float">
            <text:p>3.16</text:p>
          </table:table-cell>
          <table:table-cell office:value-type="float" office:value="1076.75405940594" calcext:value-type="float">
            <text:p>1076.75405940594</text:p>
          </table:table-cell>
          <table:table-cell office:value-type="float" office:value="1083.07405940594" calcext:value-type="float">
            <text:p>1083.07405940594</text:p>
          </table:table-cell>
          <table:table-cell office:value-type="float" office:value="0.503735113747701" calcext:value-type="float">
            <text:p>0.503735113747701</text:p>
          </table:table-cell>
          <table:table-cell office:value-type="float" office:value="0.503874452380739" calcext:value-type="float">
            <text:p>0.503874452380739</text:p>
          </table:table-cell>
          <table:table-cell office:value-type="float" office:value="0.21997513674087" calcext:value-type="float">
            <text:p>0.21997513674087</text:p>
          </table:table-cell>
          <table:table-cell office:value-type="float" office:value="0.22005220078309" calcext:value-type="float">
            <text:p>0.22005220078309</text:p>
          </table:table-cell>
          <table:table-cell office:value-type="float" office:value="-164.114769773072" calcext:value-type="float">
            <text:p>-164.114769773072</text:p>
          </table:table-cell>
          <table:table-cell office:value-type="float" office:value="164.114769773072" calcext:value-type="float">
            <text:p>164.114769773072</text:p>
          </table:table-cell>
          <table:table-cell office:value-type="float" office:value="912.705697345097" calcext:value-type="float">
            <text:p>912.705697345097</text:p>
          </table:table-cell>
          <table:table-cell office:value-type="float" office:value="1247.18882917901" calcext:value-type="float">
            <text:p>1247.18882917901</text:p>
          </table:table-cell>
          <table:table-cell office:value-type="float" office:value="1163.56804622053" calcext:value-type="float">
            <text:p>1163.56804622053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4.58" calcext:value-type="float">
            <text:p>-4.58</text:p>
          </table:table-cell>
          <table:table-cell office:value-type="float" office:value="4.58" calcext:value-type="float">
            <text:p>4.58</text:p>
          </table:table-cell>
          <table:table-cell office:value-type="float" office:value="1705.74257425743" calcext:value-type="float">
            <text:p>1705.74257425743</text:p>
          </table:table-cell>
          <table:table-cell office:value-type="float" office:value="1714.90257425743" calcext:value-type="float">
            <text:p>1714.90257425743</text:p>
          </table:table-cell>
          <table:table-cell office:value-type="float" office:value="0.512150717238662" calcext:value-type="float">
            <text:p>0.512150717238662</text:p>
          </table:table-cell>
          <table:table-cell office:value-type="float" office:value="0.512308616495522" calcext:value-type="float">
            <text:p>0.512308616495522</text:p>
          </table:table-cell>
          <table:table-cell office:value-type="float" office:value="0.203086874970691" calcext:value-type="float">
            <text:p>0.203086874970691</text:p>
          </table:table-cell>
          <table:table-cell office:value-type="float" office:value="0.203090891706173" calcext:value-type="float">
            <text:p>0.203090891706173</text:p>
          </table:table-cell>
          <table:table-cell office:value-type="float" office:value="-149.755180467594" calcext:value-type="float">
            <text:p>-149.755180467594</text:p>
          </table:table-cell>
          <table:table-cell office:value-type="float" office:value="149.755180467594" calcext:value-type="float">
            <text:p>149.755180467594</text:p>
          </table:table-cell>
          <table:table-cell office:value-type="float" office:value="1555.99073636241" calcext:value-type="float">
            <text:p>1555.99073636241</text:p>
          </table:table-cell>
          <table:table-cell office:value-type="float" office:value="1864.65775472502" calcext:value-type="float">
            <text:p>1864.65775472502</text:p>
          </table:table-cell>
          <table:table-cell office:value-type="float" office:value="1787.49100013437" calcext:value-type="float">
            <text:p>1787.49100013437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691.80198019802" calcext:value-type="float">
            <text:p>1691.80198019802</text:p>
          </table:table-cell>
          <table:table-cell office:value-type="float" office:value="1700.20198019802" calcext:value-type="float">
            <text:p>1700.20198019802</text:p>
          </table:table-cell>
          <table:table-cell office:value-type="float" office:value="0.511918616708967" calcext:value-type="float">
            <text:p>0.511918616708967</text:p>
          </table:table-cell>
          <table:table-cell office:value-type="float" office:value="0.512057306120649" calcext:value-type="float">
            <text:p>0.512057306120649</text:p>
          </table:table-cell>
          <table:table-cell office:value-type="float" office:value="0.215948764715691" calcext:value-type="float">
            <text:p>0.215948764715691</text:p>
          </table:table-cell>
          <table:table-cell office:value-type="float" office:value="0.215975286024241" calcext:value-type="float">
            <text:p>0.215975286024241</text:p>
          </table:table-cell>
          <table:table-cell office:value-type="float" office:value="-160.616760185879" calcext:value-type="float">
            <text:p>-160.616760185879</text:p>
          </table:table-cell>
          <table:table-cell office:value-type="float" office:value="160.616760185879" calcext:value-type="float">
            <text:p>160.616760185879</text:p>
          </table:table-cell>
          <table:table-cell office:value-type="float" office:value="1531.20787547064" calcext:value-type="float">
            <text:p>1531.20787547064</text:p>
          </table:table-cell>
          <table:table-cell office:value-type="float" office:value="1860.8187403839" calcext:value-type="float">
            <text:p>1860.8187403839</text:p>
          </table:table-cell>
          <table:table-cell office:value-type="float" office:value="1778.41602415559" calcext:value-type="float">
            <text:p>1778.41602415559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20.93326732673" calcext:value-type="float">
            <text:p>1720.93326732673</text:p>
          </table:table-cell>
          <table:table-cell office:value-type="float" office:value="1727.01326732673" calcext:value-type="float">
            <text:p>1727.01326732673</text:p>
          </table:table-cell>
          <table:table-cell office:value-type="float" office:value="0.512414991807342" calcext:value-type="float">
            <text:p>0.512414991807342</text:p>
          </table:table-cell>
          <table:table-cell office:value-type="float" office:value="0.512524230451515" calcext:value-type="float">
            <text:p>0.512524230451515</text:p>
          </table:table-cell>
          <table:table-cell office:value-type="float" office:value="0.270025597558571" calcext:value-type="float">
            <text:p>0.270025597558571</text:p>
          </table:table-cell>
          <table:table-cell office:value-type="float" office:value="0.270079594028739" calcext:value-type="float">
            <text:p>0.270079594028739</text:p>
          </table:table-cell>
          <table:table-cell office:value-type="float" office:value="-209.983239102191" calcext:value-type="float">
            <text:p>-209.983239102191</text:p>
          </table:table-cell>
          <table:table-cell office:value-type="float" office:value="209.983239102191" calcext:value-type="float">
            <text:p>209.983239102191</text:p>
          </table:table-cell>
          <table:table-cell office:value-type="float" office:value="1511.00300198141" calcext:value-type="float">
            <text:p>1511.00300198141</text:p>
          </table:table-cell>
          <table:table-cell office:value-type="float" office:value="1936.99650642892" calcext:value-type="float">
            <text:p>1936.99650642892</text:p>
          </table:table-cell>
          <table:table-cell office:value-type="float" office:value="1830.49813031705" calcext:value-type="float">
            <text:p>1830.49813031705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482.65346534653" calcext:value-type="float">
            <text:p>1482.65346534653</text:p>
          </table:table-cell>
          <table:table-cell office:value-type="float" office:value="1492.65346534653" calcext:value-type="float">
            <text:p>1492.65346534653</text:p>
          </table:table-cell>
          <table:table-cell office:value-type="float" office:value="0.509282974645761" calcext:value-type="float">
            <text:p>0.509282974645761</text:p>
          </table:table-cell>
          <table:table-cell office:value-type="float" office:value="0.509386271316076" calcext:value-type="float">
            <text:p>0.509386271316076</text:p>
          </table:table-cell>
          <table:table-cell office:value-type="float" office:value="0.254828213727632" calcext:value-type="float">
            <text:p>0.254828213727632</text:p>
          </table:table-cell>
          <table:table-cell office:value-type="float" office:value="0.254879499618333" calcext:value-type="float">
            <text:p>0.254879499618333</text:p>
          </table:table-cell>
          <table:table-cell office:value-type="float" office:value="-195.399198727468" calcext:value-type="float">
            <text:p>-195.399198727468</text:p>
          </table:table-cell>
          <table:table-cell office:value-type="float" office:value="195.399198727468" calcext:value-type="float">
            <text:p>195.399198727468</text:p>
          </table:table-cell>
          <table:table-cell office:value-type="float" office:value="1287.3024119596" calcext:value-type="float">
            <text:p>1287.3024119596</text:p>
          </table:table-cell>
          <table:table-cell office:value-type="float" office:value="1688.052664074" calcext:value-type="float">
            <text:p>1688.052664074</text:p>
          </table:table-cell>
          <table:table-cell office:value-type="float" office:value="1587.8651010454" calcext:value-type="float">
            <text:p>1587.8651010454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06.18178217822" calcext:value-type="float">
            <text:p>1706.18178217822</text:p>
          </table:table-cell>
          <table:table-cell office:value-type="float" office:value="1716.30178217822" calcext:value-type="float">
            <text:p>1716.30178217822</text:p>
          </table:table-cell>
          <table:table-cell office:value-type="float" office:value="0.512158188921944" calcext:value-type="float">
            <text:p>0.512158188921944</text:p>
          </table:table-cell>
          <table:table-cell office:value-type="float" office:value="0.512333123841682" calcext:value-type="float">
            <text:p>0.512333123841682</text:p>
          </table:table-cell>
          <table:table-cell office:value-type="float" office:value="0.248348546506016" calcext:value-type="float">
            <text:p>0.248348546506016</text:p>
          </table:table-cell>
          <table:table-cell office:value-type="float" office:value="0.248426806864846" calcext:value-type="float">
            <text:p>0.248426806864846</text:p>
          </table:table-cell>
          <table:table-cell office:value-type="float" office:value="-189.393988937674" calcext:value-type="float">
            <text:p>-189.393988937674</text:p>
          </table:table-cell>
          <table:table-cell office:value-type="float" office:value="189.393988937674" calcext:value-type="float">
            <text:p>189.393988937674</text:p>
          </table:table-cell>
          <table:table-cell office:value-type="float" office:value="1516.85999164578" calcext:value-type="float">
            <text:p>1516.85999164578</text:p>
          </table:table-cell>
          <table:table-cell office:value-type="float" office:value="1905.69577111589" calcext:value-type="float">
            <text:p>1905.69577111589</text:p>
          </table:table-cell>
          <table:table-cell office:value-type="float" office:value="1808.48682624836" calcext:value-type="float">
            <text:p>1808.48682624836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5.32" calcext:value-type="float">
            <text:p>-5.32</text:p>
          </table:table-cell>
          <table:table-cell office:value-type="float" office:value="5.32" calcext:value-type="float">
            <text:p>5.32</text:p>
          </table:table-cell>
          <table:table-cell office:value-type="float" office:value="1379.11326732673" calcext:value-type="float">
            <text:p>1379.11326732673</text:p>
          </table:table-cell>
          <table:table-cell office:value-type="float" office:value="1389.75326732673" calcext:value-type="float">
            <text:p>1389.75326732673</text:p>
          </table:table-cell>
          <table:table-cell office:value-type="float" office:value="0.508231400454766" calcext:value-type="float">
            <text:p>0.508231400454766</text:p>
          </table:table-cell>
          <table:table-cell office:value-type="float" office:value="0.508341166314359" calcext:value-type="float">
            <text:p>0.508341166314359</text:p>
          </table:table-cell>
          <table:table-cell office:value-type="float" office:value="0.231023471878293" calcext:value-type="float">
            <text:p>0.231023471878293</text:p>
          </table:table-cell>
          <table:table-cell office:value-type="float" office:value="0.23107455151734" calcext:value-type="float">
            <text:p>0.23107455151734</text:p>
          </table:table-cell>
          <table:table-cell office:value-type="float" office:value="-173.731905978006" calcext:value-type="float">
            <text:p>-173.731905978006</text:p>
          </table:table-cell>
          <table:table-cell office:value-type="float" office:value="173.731905978006" calcext:value-type="float">
            <text:p>173.731905978006</text:p>
          </table:table-cell>
          <table:table-cell office:value-type="float" office:value="1205.42649209183" calcext:value-type="float">
            <text:p>1205.42649209183</text:p>
          </table:table-cell>
          <table:table-cell office:value-type="float" office:value="1563.48517330474" calcext:value-type="float">
            <text:p>1563.48517330474</text:p>
          </table:table-cell>
          <table:table-cell office:value-type="float" office:value="1473.97050300151" calcext:value-type="float">
            <text:p>1473.97050300151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3.14" calcext:value-type="float">
            <text:p>-3.14</text:p>
          </table:table-cell>
          <table:table-cell office:value-type="float" office:value="3.14" calcext:value-type="float">
            <text:p>3.14</text:p>
          </table:table-cell>
          <table:table-cell office:value-type="float" office:value="1069.18059405941" calcext:value-type="float">
            <text:p>1069.18059405941</text:p>
          </table:table-cell>
          <table:table-cell office:value-type="float" office:value="1075.46059405941" calcext:value-type="float">
            <text:p>1075.46059405941</text:p>
          </table:table-cell>
          <table:table-cell office:value-type="float" office:value="0.503564558311682" calcext:value-type="float">
            <text:p>0.503564558311682</text:p>
          </table:table-cell>
          <table:table-cell office:value-type="float" office:value="0.503706263166275" calcext:value-type="float">
            <text:p>0.503706263166275</text:p>
          </table:table-cell>
          <table:table-cell office:value-type="float" office:value="0.227918235968023" calcext:value-type="float">
            <text:p>0.227918235968023</text:p>
          </table:table-cell>
          <table:table-cell office:value-type="float" office:value="0.227993563285464" calcext:value-type="float">
            <text:p>0.227993563285464</text:p>
          </table:table-cell>
          <table:table-cell office:value-type="float" office:value="-171.019343277165" calcext:value-type="float">
            <text:p>-171.019343277165</text:p>
          </table:table-cell>
          <table:table-cell office:value-type="float" office:value="171.019343277165" calcext:value-type="float">
            <text:p>171.019343277165</text:p>
          </table:table-cell>
          <table:table-cell office:value-type="float" office:value="898.227328102829" calcext:value-type="float">
            <text:p>898.227328102829</text:p>
          </table:table-cell>
          <table:table-cell office:value-type="float" office:value="1246.47993733657" calcext:value-type="float">
            <text:p>1246.47993733657</text:p>
          </table:table-cell>
          <table:table-cell office:value-type="float" office:value="1159.41678502814" calcext:value-type="float">
            <text:p>1159.4167850281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4.76" calcext:value-type="float">
            <text:p>-4.76</text:p>
          </table:table-cell>
          <table:table-cell office:value-type="float" office:value="4.76" calcext:value-type="float">
            <text:p>4.76</text:p>
          </table:table-cell>
          <table:table-cell office:value-type="float" office:value="1480.44871287129" calcext:value-type="float">
            <text:p>1480.44871287129</text:p>
          </table:table-cell>
          <table:table-cell office:value-type="float" office:value="1489.96871287129" calcext:value-type="float">
            <text:p>1489.96871287129</text:p>
          </table:table-cell>
          <table:table-cell office:value-type="float" office:value="0.509260327568009" calcext:value-type="float">
            <text:p>0.509260327568009</text:p>
          </table:table-cell>
          <table:table-cell office:value-type="float" office:value="0.509358439910047" calcext:value-type="float">
            <text:p>0.509358439910047</text:p>
          </table:table-cell>
          <table:table-cell office:value-type="float" office:value="0.285884322322373" calcext:value-type="float">
            <text:p>0.285884322322373</text:p>
          </table:table-cell>
          <table:table-cell office:value-type="float" office:value="0.285942329093016" calcext:value-type="float">
            <text:p>0.285942329093016</text:p>
          </table:table-cell>
          <table:table-cell office:value-type="float" office:value="-225.943953533627" calcext:value-type="float">
            <text:p>-225.943953533627</text:p>
          </table:table-cell>
          <table:table-cell office:value-type="float" office:value="225.943953533627" calcext:value-type="float">
            <text:p>225.943953533627</text:p>
          </table:table-cell>
          <table:table-cell office:value-type="float" office:value="1254.56464994325" calcext:value-type="float">
            <text:p>1254.56464994325</text:p>
          </table:table-cell>
          <table:table-cell office:value-type="float" office:value="1715.91266640491" calcext:value-type="float">
            <text:p>1715.91266640491</text:p>
          </table:table-cell>
          <table:table-cell office:value-type="float" office:value="1600.5756622895" calcext:value-type="float">
            <text:p>1600.5756622895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-19.1666666666667" calcext:value-type="float">
            <text:p>-19.1666666666667</text:p>
          </table:table-cell>
          <table:table-cell office:value-type="float" office:value="19.1666666666667" calcext:value-type="float">
            <text:p>19.1666666666667</text:p>
          </table:table-cell>
          <table:table-cell office:value-type="float" office:value="1183.69230769231" calcext:value-type="float">
            <text:p>1183.69230769231</text:p>
          </table:table-cell>
          <table:table-cell office:value-type="float" office:value="1222.02564102564" calcext:value-type="float">
            <text:p>1222.02564102564</text:p>
          </table:table-cell>
          <table:table-cell office:value-type="float" office:value="0.505765518458318" calcext:value-type="float">
            <text:p>0.505765518458318</text:p>
          </table:table-cell>
          <table:table-cell office:value-type="float" office:value="0.50634840742161" calcext:value-type="float">
            <text:p>0.50634840742161</text:p>
          </table:table-cell>
          <table:table-cell office:value-type="float" office:value="0.167490312160712" calcext:value-type="float">
            <text:p>0.167490312160712</text:p>
          </table:table-cell>
          <table:table-cell office:value-type="float" office:value="0.167573582012611" calcext:value-type="float">
            <text:p>0.167573582012611</text:p>
          </table:table-cell>
          <table:table-cell office:value-type="float" office:value="-121.121444801445" calcext:value-type="float">
            <text:p>-121.121444801445</text:p>
          </table:table-cell>
          <table:table-cell office:value-type="float" office:value="121.121444801445" calcext:value-type="float">
            <text:p>121.121444801445</text:p>
          </table:table-cell>
          <table:table-cell office:value-type="float" office:value="1062.6360422553" calcext:value-type="float">
            <text:p>1062.6360422553</text:p>
          </table:table-cell>
          <table:table-cell office:value-type="float" office:value="1343.14708582709" calcext:value-type="float">
            <text:p>1343.14708582709</text:p>
          </table:table-cell>
          <table:table-cell office:value-type="float" office:value="1273.01932493414" calcext:value-type="float">
            <text:p>1273.01932493414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592.89445544554" calcext:value-type="float">
            <text:p>1592.89445544554</text:p>
          </table:table-cell>
          <table:table-cell office:value-type="float" office:value="1600.01445544554" calcext:value-type="float">
            <text:p>1600.01445544554</text:p>
          </table:table-cell>
          <table:table-cell office:value-type="float" office:value="0.510513265986951" calcext:value-type="float">
            <text:p>0.510513265986951</text:p>
          </table:table-cell>
          <table:table-cell office:value-type="float" office:value="0.510602482094123" calcext:value-type="float">
            <text:p>0.510602482094123</text:p>
          </table:table-cell>
          <table:table-cell office:value-type="float" office:value="0.239099084821569" calcext:value-type="float">
            <text:p>0.239099084821569</text:p>
          </table:table-cell>
          <table:table-cell office:value-type="float" office:value="0.239145531979119" calcext:value-type="float">
            <text:p>0.239145531979119</text:p>
          </table:table-cell>
          <table:table-cell office:value-type="float" office:value="-180.932670443961" calcext:value-type="float">
            <text:p>-180.932670443961</text:p>
          </table:table-cell>
          <table:table-cell office:value-type="float" office:value="180.932670443961" calcext:value-type="float">
            <text:p>180.932670443961</text:p>
          </table:table-cell>
          <table:table-cell office:value-type="float" office:value="1412.00363063937" calcext:value-type="float">
            <text:p>1412.00363063937</text:p>
          </table:table-cell>
          <table:table-cell office:value-type="float" office:value="1780.94712588951" calcext:value-type="float">
            <text:p>1780.94712588951</text:p>
          </table:table-cell>
          <table:table-cell office:value-type="float" office:value="1688.71125207697" calcext:value-type="float">
            <text:p>1688.71125207697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1.92" calcext:value-type="float">
            <text:p>-1.92</text:p>
          </table:table-cell>
          <table:table-cell office:value-type="float" office:value="1.92" calcext:value-type="float">
            <text:p>1.92</text:p>
          </table:table-cell>
          <table:table-cell office:value-type="float" office:value="1583.47188118812" calcext:value-type="float">
            <text:p>1583.47188118812</text:p>
          </table:table-cell>
          <table:table-cell office:value-type="float" office:value="1587.31188118812" calcext:value-type="float">
            <text:p>1587.31188118812</text:p>
          </table:table-cell>
          <table:table-cell office:value-type="float" office:value="0.510397514436822" calcext:value-type="float">
            <text:p>0.510397514436822</text:p>
          </table:table-cell>
          <table:table-cell office:value-type="float" office:value="0.510444376894126" calcext:value-type="float">
            <text:p>0.510444376894126</text:p>
          </table:table-cell>
          <table:table-cell office:value-type="float" office:value="0.253816704128801" calcext:value-type="float">
            <text:p>0.253816704128801</text:p>
          </table:table-cell>
          <table:table-cell office:value-type="float" office:value="0.253845767073813" calcext:value-type="float">
            <text:p>0.253845767073813</text:p>
          </table:table-cell>
          <table:table-cell office:value-type="float" office:value="-194.430076864371" calcext:value-type="float">
            <text:p>-194.430076864371</text:p>
          </table:table-cell>
          <table:table-cell office:value-type="float" office:value="194.430076864371" calcext:value-type="float">
            <text:p>194.430076864371</text:p>
          </table:table-cell>
          <table:table-cell office:value-type="float" office:value="1389.06901108519" calcext:value-type="float">
            <text:p>1389.06901108519</text:p>
          </table:table-cell>
          <table:table-cell office:value-type="float" office:value="1781.74195805249" calcext:value-type="float">
            <text:p>1781.74195805249</text:p>
          </table:table-cell>
          <table:table-cell office:value-type="float" office:value="1683.57372131067" calcext:value-type="float">
            <text:p>1683.57372131067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4.72" calcext:value-type="float">
            <text:p>-4.72</text:p>
          </table:table-cell>
          <table:table-cell office:value-type="float" office:value="4.72" calcext:value-type="float">
            <text:p>4.72</text:p>
          </table:table-cell>
          <table:table-cell office:value-type="float" office:value="2000.94217821782" calcext:value-type="float">
            <text:p>2000.94217821782</text:p>
          </table:table-cell>
          <table:table-cell office:value-type="float" office:value="2010.38217821782" calcext:value-type="float">
            <text:p>2010.38217821782</text:p>
          </table:table-cell>
          <table:table-cell office:value-type="float" office:value="0.520215915924044" calcext:value-type="float">
            <text:p>0.520215915924044</text:p>
          </table:table-cell>
          <table:table-cell office:value-type="float" office:value="0.520602055816806" calcext:value-type="float">
            <text:p>0.520602055816806</text:p>
          </table:table-cell>
          <table:table-cell office:value-type="float" office:value="0.244860308338198" calcext:value-type="float">
            <text:p>0.244860308338198</text:p>
          </table:table-cell>
          <table:table-cell office:value-type="float" office:value="0.245028821142275" calcext:value-type="float">
            <text:p>0.245028821142275</text:p>
          </table:table-cell>
          <table:table-cell office:value-type="float" office:value="-186.27279266377" calcext:value-type="float">
            <text:p>-186.27279266377</text:p>
          </table:table-cell>
          <table:table-cell office:value-type="float" office:value="186.27279266377" calcext:value-type="float">
            <text:p>186.27279266377</text:p>
          </table:table-cell>
          <table:table-cell office:value-type="float" office:value="1814.82345576657" calcext:value-type="float">
            <text:p>1814.82345576657</text:p>
          </table:table-cell>
          <table:table-cell office:value-type="float" office:value="2196.65497088159" calcext:value-type="float">
            <text:p>2196.65497088159</text:p>
          </table:table-cell>
          <table:table-cell office:value-type="float" office:value="2101.19709210284" calcext:value-type="float">
            <text:p>2101.19709210284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20.93326732673" calcext:value-type="float">
            <text:p>1720.93326732673</text:p>
          </table:table-cell>
          <table:table-cell office:value-type="float" office:value="1727.01326732673" calcext:value-type="float">
            <text:p>1727.01326732673</text:p>
          </table:table-cell>
          <table:table-cell office:value-type="float" office:value="0.512414991807342" calcext:value-type="float">
            <text:p>0.512414991807342</text:p>
          </table:table-cell>
          <table:table-cell office:value-type="float" office:value="0.512524230451515" calcext:value-type="float">
            <text:p>0.512524230451515</text:p>
          </table:table-cell>
          <table:table-cell office:value-type="float" office:value="0.270025597558571" calcext:value-type="float">
            <text:p>0.270025597558571</text:p>
          </table:table-cell>
          <table:table-cell office:value-type="float" office:value="0.270079594028739" calcext:value-type="float">
            <text:p>0.270079594028739</text:p>
          </table:table-cell>
          <table:table-cell office:value-type="float" office:value="-209.983239102191" calcext:value-type="float">
            <text:p>-209.983239102191</text:p>
          </table:table-cell>
          <table:table-cell office:value-type="float" office:value="209.983239102191" calcext:value-type="float">
            <text:p>209.983239102191</text:p>
          </table:table-cell>
          <table:table-cell office:value-type="float" office:value="1511.00300198141" calcext:value-type="float">
            <text:p>1511.00300198141</text:p>
          </table:table-cell>
          <table:table-cell office:value-type="float" office:value="1936.99650642892" calcext:value-type="float">
            <text:p>1936.99650642892</text:p>
          </table:table-cell>
          <table:table-cell office:value-type="float" office:value="1830.49813031705" calcext:value-type="float">
            <text:p>1830.4981303170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4.1" calcext:value-type="float">
            <text:p>-4.1</text:p>
          </table:table-cell>
          <table:table-cell office:value-type="float" office:value="4.1" calcext:value-type="float">
            <text:p>4.1</text:p>
          </table:table-cell>
          <table:table-cell office:value-type="float" office:value="1885.90693069307" calcext:value-type="float">
            <text:p>1885.90693069307</text:p>
          </table:table-cell>
          <table:table-cell office:value-type="float" office:value="1894.10693069307" calcext:value-type="float">
            <text:p>1894.10693069307</text:p>
          </table:table-cell>
          <table:table-cell office:value-type="float" office:value="0.516230429932613" calcext:value-type="float">
            <text:p>0.516230429932613</text:p>
          </table:table-cell>
          <table:table-cell office:value-type="float" office:value="0.516473694762539" calcext:value-type="float">
            <text:p>0.516473694762539</text:p>
          </table:table-cell>
          <table:table-cell office:value-type="float" office:value="0.201910937976091" calcext:value-type="float">
            <text:p>0.201910937976091</text:p>
          </table:table-cell>
          <table:table-cell office:value-type="float" office:value="0.201986691497691" calcext:value-type="float">
            <text:p>0.201986691497691</text:p>
          </table:table-cell>
          <table:table-cell office:value-type="float" office:value="-148.837287891866" calcext:value-type="float">
            <text:p>-148.837287891866</text:p>
          </table:table-cell>
          <table:table-cell office:value-type="float" office:value="148.837287891866" calcext:value-type="float">
            <text:p>148.837287891866</text:p>
          </table:table-cell>
          <table:table-cell office:value-type="float" office:value="1737.13254282838" calcext:value-type="float">
            <text:p>1737.13254282838</text:p>
          </table:table-cell>
          <table:table-cell office:value-type="float" office:value="2042.94421858494" calcext:value-type="float">
            <text:p>2042.94421858494</text:p>
          </table:table-cell>
          <table:table-cell office:value-type="float" office:value="1966.4912996458" calcext:value-type="float">
            <text:p>1966.4912996458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4.5" calcext:value-type="float">
            <text:p>-4.5</text:p>
          </table:table-cell>
          <table:table-cell office:value-type="float" office:value="4.5" calcext:value-type="float">
            <text:p>4.5</text:p>
          </table:table-cell>
          <table:table-cell office:value-type="float" office:value="1322.11782178218" calcext:value-type="float">
            <text:p>1322.11782178218</text:p>
          </table:table-cell>
          <table:table-cell office:value-type="float" office:value="1331.11782178218" calcext:value-type="float">
            <text:p>1331.11782178218</text:p>
          </table:table-cell>
          <table:table-cell office:value-type="float" office:value="0.50761721447015" calcext:value-type="float">
            <text:p>0.50761721447015</text:p>
          </table:table-cell>
          <table:table-cell office:value-type="float" office:value="0.507717935340317" calcext:value-type="float">
            <text:p>0.507717935340317</text:p>
          </table:table-cell>
          <table:table-cell office:value-type="float" office:value="0.264416585701929" calcext:value-type="float">
            <text:p>0.264416585701929</text:p>
          </table:table-cell>
          <table:table-cell office:value-type="float" office:value="0.264455460423748" calcext:value-type="float">
            <text:p>0.264455460423748</text:p>
          </table:table-cell>
          <table:table-cell office:value-type="float" office:value="-204.511658521716" calcext:value-type="float">
            <text:p>-204.511658521716</text:p>
          </table:table-cell>
          <table:table-cell office:value-type="float" office:value="204.511658521716" calcext:value-type="float">
            <text:p>204.511658521716</text:p>
          </table:table-cell>
          <table:table-cell office:value-type="float" office:value="1117.64366587754" calcext:value-type="float">
            <text:p>1117.64366587754</text:p>
          </table:table-cell>
          <table:table-cell office:value-type="float" office:value="1535.62948030389" calcext:value-type="float">
            <text:p>1535.62948030389</text:p>
          </table:table-cell>
          <table:table-cell office:value-type="float" office:value="1431.13302669731" calcext:value-type="float">
            <text:p>1431.13302669731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389.62574257426" calcext:value-type="float">
            <text:p>1389.62574257426</text:p>
          </table:table-cell>
          <table:table-cell office:value-type="float" office:value="1402.18574257426" calcext:value-type="float">
            <text:p>1402.18574257426</text:p>
          </table:table-cell>
          <table:table-cell office:value-type="float" office:value="0.508339856977688" calcext:value-type="float">
            <text:p>0.508339856977688</text:p>
          </table:table-cell>
          <table:table-cell office:value-type="float" office:value="0.508468200059261" calcext:value-type="float">
            <text:p>0.508468200059261</text:p>
          </table:table-cell>
          <table:table-cell office:value-type="float" office:value="0.241242248268688" calcext:value-type="float">
            <text:p>0.241242248268688</text:p>
          </table:table-cell>
          <table:table-cell office:value-type="float" office:value="0.241305462865446" calcext:value-type="float">
            <text:p>0.241305462865446</text:p>
          </table:table-cell>
          <table:table-cell office:value-type="float" office:value="-182.883977105242" calcext:value-type="float">
            <text:p>-182.883977105242</text:p>
          </table:table-cell>
          <table:table-cell office:value-type="float" office:value="182.883977105242" calcext:value-type="float">
            <text:p>182.883977105242</text:p>
          </table:table-cell>
          <table:table-cell office:value-type="float" office:value="1206.7990243263" calcext:value-type="float">
            <text:p>1206.7990243263</text:p>
          </table:table-cell>
          <table:table-cell office:value-type="float" office:value="1585.0697196795" calcext:value-type="float">
            <text:p>1585.0697196795</text:p>
          </table:table-cell>
          <table:table-cell office:value-type="float" office:value="1490.5020458412" calcext:value-type="float">
            <text:p>1490.5020458412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213.01168316832" calcext:value-type="float">
            <text:p>1213.01168316832</text:p>
          </table:table-cell>
          <table:table-cell office:value-type="float" office:value="1219.01168316832" calcext:value-type="float">
            <text:p>1219.01168316832</text:p>
          </table:table-cell>
          <table:table-cell office:value-type="float" office:value="0.506217083386093" calcext:value-type="float">
            <text:p>0.506217083386093</text:p>
          </table:table-cell>
          <table:table-cell office:value-type="float" office:value="0.506304869781403" calcext:value-type="float">
            <text:p>0.506304869781403</text:p>
          </table:table-cell>
          <table:table-cell office:value-type="float" office:value="0.225902246544739" calcext:value-type="float">
            <text:p>0.225902246544739</text:p>
          </table:table-cell>
          <table:table-cell office:value-type="float" office:value="0.225930469100775" calcext:value-type="float">
            <text:p>0.225930469100775</text:p>
          </table:table-cell>
          <table:table-cell office:value-type="float" office:value="-169.213707499773" calcext:value-type="float">
            <text:p>-169.213707499773</text:p>
          </table:table-cell>
          <table:table-cell office:value-type="float" office:value="169.213707499773" calcext:value-type="float">
            <text:p>169.213707499773</text:p>
          </table:table-cell>
          <table:table-cell office:value-type="float" office:value="1043.8226173845" calcext:value-type="float">
            <text:p>1043.8226173845</text:p>
          </table:table-cell>
          <table:table-cell office:value-type="float" office:value="1388.22539066809" calcext:value-type="float">
            <text:p>1388.22539066809</text:p>
          </table:table-cell>
          <table:table-cell office:value-type="float" office:value="1302.12469734719" calcext:value-type="float">
            <text:p>1302.12469734719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3.12" calcext:value-type="float">
            <text:p>-3.12</text:p>
          </table:table-cell>
          <table:table-cell office:value-type="float" office:value="3.12" calcext:value-type="float">
            <text:p>3.12</text:p>
          </table:table-cell>
          <table:table-cell office:value-type="float" office:value="2250.99881188119" calcext:value-type="float">
            <text:p>2250.99881188119</text:p>
          </table:table-cell>
          <table:table-cell office:value-type="float" office:value="2257.23881188119" calcext:value-type="float">
            <text:p>2257.23881188119</text:p>
          </table:table-cell>
          <table:table-cell office:value-type="float" office:value="0.534163922521249" calcext:value-type="float">
            <text:p>0.534163922521249</text:p>
          </table:table-cell>
          <table:table-cell office:value-type="float" office:value="0.534623328776001" calcext:value-type="float">
            <text:p>0.534623328776001</text:p>
          </table:table-cell>
          <table:table-cell office:value-type="float" office:value="0.26217942019766" calcext:value-type="float">
            <text:p>0.26217942019766</text:p>
          </table:table-cell>
          <table:table-cell office:value-type="float" office:value="0.262430683179974" calcext:value-type="float">
            <text:p>0.262430683179974</text:p>
          </table:table-cell>
          <table:table-cell office:value-type="float" office:value="-202.564006760153" calcext:value-type="float">
            <text:p>-202.564006760153</text:p>
          </table:table-cell>
          <table:table-cell office:value-type="float" office:value="202.564006760153" calcext:value-type="float">
            <text:p>202.564006760153</text:p>
          </table:table-cell>
          <table:table-cell office:value-type="float" office:value="2048.67569807377" calcext:value-type="float">
            <text:p>2048.67569807377</text:p>
          </table:table-cell>
          <table:table-cell office:value-type="float" office:value="2459.80281864134" calcext:value-type="float">
            <text:p>2459.80281864134</text:p>
          </table:table-cell>
          <table:table-cell office:value-type="float" office:value="2357.02103849945" calcext:value-type="float">
            <text:p>2357.02103849945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2.28" calcext:value-type="float">
            <text:p>-2.28</text:p>
          </table:table-cell>
          <table:table-cell office:value-type="float" office:value="2.28" calcext:value-type="float">
            <text:p>2.28</text:p>
          </table:table-cell>
          <table:table-cell office:value-type="float" office:value="2279.92158415842" calcext:value-type="float">
            <text:p>2279.92158415842</text:p>
          </table:table-cell>
          <table:table-cell office:value-type="float" office:value="2284.48158415842" calcext:value-type="float">
            <text:p>2284.48158415842</text:p>
          </table:table-cell>
          <table:table-cell office:value-type="float" office:value="0.536344755836579" calcext:value-type="float">
            <text:p>0.536344755836579</text:p>
          </table:table-cell>
          <table:table-cell office:value-type="float" office:value="0.536700695894458" calcext:value-type="float">
            <text:p>0.536700695894458</text:p>
          </table:table-cell>
          <table:table-cell office:value-type="float" office:value="0.277250596564614" calcext:value-type="float">
            <text:p>0.277250596564614</text:p>
          </table:table-cell>
          <table:table-cell office:value-type="float" office:value="0.277442304630875" calcext:value-type="float">
            <text:p>0.277442304630875</text:p>
          </table:table-cell>
          <table:table-cell office:value-type="float" office:value="-217.290221468194" calcext:value-type="float">
            <text:p>-217.290221468194</text:p>
          </table:table-cell>
          <table:table-cell office:value-type="float" office:value="217.290221468194" calcext:value-type="float">
            <text:p>217.290221468194</text:p>
          </table:table-cell>
          <table:table-cell office:value-type="float" office:value="2062.82377837374" calcext:value-type="float">
            <text:p>2062.82377837374</text:p>
          </table:table-cell>
          <table:table-cell office:value-type="float" office:value="2501.77180562661" calcext:value-type="float">
            <text:p>2501.77180562661</text:p>
          </table:table-cell>
          <table:table-cell office:value-type="float" office:value="2392.03479881339" calcext:value-type="float">
            <text:p>2392.03479881339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3.28" calcext:value-type="float">
            <text:p>-3.28</text:p>
          </table:table-cell>
          <table:table-cell office:value-type="float" office:value="3.28" calcext:value-type="float">
            <text:p>3.28</text:p>
          </table:table-cell>
          <table:table-cell office:value-type="float" office:value="1504.44693069307" calcext:value-type="float">
            <text:p>1504.44693069307</text:p>
          </table:table-cell>
          <table:table-cell office:value-type="float" office:value="1511.00693069307" calcext:value-type="float">
            <text:p>1511.00693069307</text:p>
          </table:table-cell>
          <table:table-cell office:value-type="float" office:value="0.509509504548395" calcext:value-type="float">
            <text:p>0.509509504548395</text:p>
          </table:table-cell>
          <table:table-cell office:value-type="float" office:value="0.509578820518621" calcext:value-type="float">
            <text:p>0.509578820518621</text:p>
          </table:table-cell>
          <table:table-cell office:value-type="float" office:value="0.23255799497637" calcext:value-type="float">
            <text:p>0.23255799497637</text:p>
          </table:table-cell>
          <table:table-cell office:value-type="float" office:value="0.232580583470176" calcext:value-type="float">
            <text:p>0.232580583470176</text:p>
          </table:table-cell>
          <table:table-cell office:value-type="float" office:value="-175.064986763845" calcext:value-type="float">
            <text:p>-175.064986763845</text:p>
          </table:table-cell>
          <table:table-cell office:value-type="float" office:value="175.064986763845" calcext:value-type="float">
            <text:p>175.064986763845</text:p>
          </table:table-cell>
          <table:table-cell office:value-type="float" office:value="1329.40197349754" calcext:value-type="float">
            <text:p>1329.40197349754</text:p>
          </table:table-cell>
          <table:table-cell office:value-type="float" office:value="1686.07191745691" calcext:value-type="float">
            <text:p>1686.07191745691</text:p>
          </table:table-cell>
          <table:table-cell office:value-type="float" office:value="1596.90443146707" calcext:value-type="float">
            <text:p>1596.90443146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number:percentage-style style:name="N139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3:43:32.090215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1-06T13:53:10.227266260</dc:date>
    <meta:editing-duration>PT9M47S</meta:editing-duration>
    <meta:editing-cycles>7</meta:editing-cycles>
    <meta:document-statistic meta:table-count="5" meta:cell-count="1642" meta:object-count="0"/>
  </office:meta>
</office:document-meta>
</file>